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4.4681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2.52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ext-properties style:text-underline-style="none" fo:font-weight="bold" style:font-weight-asian="bold" style:font-weight-complex="bold"/>
    </style:style>
    <style:style style:name="ce23" style:family="table-cell" style:parent-style-name="Default">
      <style:text-properties style:text-underline-style="none" fo:font-weight="bold" style:font-weight-asian="bold" style:font-weight-complex="bold"/>
    </style:style>
    <style:style style:name="ce24" style:family="table-cell" style:parent-style-name="Default"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50"/>
      <table:table table:name="V00C00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Default"/>
        <table:table-row table:style-name="ro1">
          <table:table-cell table:style-name="ce1"/>
          <table:table-cell table:style-name="ce22" office:value-type="string" calcext:value-type="string">
            <text:p>RomRaider —</text:p>
          </table:table-cell>
          <table:table-cell table:style-name="ce23" office:value-type="string" calcext:value-type="string">
            <text:p>name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able</text:p>
          </table:table-cell>
          <table:table-cell table:style-name="ce28" office:value-type="string" calcext:value-type="string">
            <text:p>sizey</text:p>
          </table:table-cell>
          <table:table-cell table:style-name="ce28" office:value-type="string" calcext:value-type="string">
            <text:p>sizex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type2</text:p>
          </table:table-cell>
          <table:table-cell table:style-name="ce23"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118c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]=&quot;2D&quot;;[.D2]=[.E2]);&quot;synth2D&quot;;[.H2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RPM)</text:p>
          </table:table-cell>
          <table:table-cell table:number-columns-repeated="2" office:value-type="string" calcext:value-type="string">
            <text:p>1118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]=&quot;2D&quot;;[.D3]=[.E3]);&quot;synth2D&quot;;[.H3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Load)</text:p>
          </table:table-cell>
          <table:table-cell table:number-columns-repeated="2" office:value-type="string" calcext:value-type="string">
            <text:p>1118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]=&quot;2D&quot;;[.D4]=[.E4]);&quot;synth2D&quot;;[.H4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Unknown)</text:p>
          </table:table-cell>
          <table:table-cell table:number-columns-repeated="2" table:style-name="ce27" office:value-type="string" calcext:value-type="string">
            <text:p>620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]=&quot;2D&quot;;[.D5]=[.E5]);&quot;synth2D&quot;;[.H5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117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]=&quot;2D&quot;;[.D6]=[.E6]);&quot;synth2D&quot;;[.H6])" office:value-type="string" office:string-value="synth2D" calcext:value-type="string">
            <text:p>synth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39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table:formula="of:=IF(AND([.H7]=&quot;2D&quot;;[.D7]=[.E7]);&quot;synth2D&quot;;[.H7])" office:value-type="string" office:string-value="2D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7cac</text:p>
          </table:table-cell>
          <table:table-cell office:value-type="string" calcext:value-type="string">
            <text:p>e11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8]=&quot;2D&quot;;[.D8]=[.E8]);&quot;synth2D&quot;;[.H8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7d14</text:p>
          </table:table-cell>
          <table:table-cell office:value-type="string" calcext:value-type="string">
            <text:p>e11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9]=&quot;2D&quot;;[.D9]=[.E9]);&quot;synth2D&quot;;[.H9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d5c</text:p>
          </table:table-cell>
          <table:table-cell office:value-type="string" calcext:value-type="string">
            <text:p>e114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0]=&quot;2D&quot;;[.D10]=[.E10]);&quot;synth2D&quot;;[.H10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da4</text:p>
          </table:table-cell>
          <table:table-cell office:value-type="string" calcext:value-type="string">
            <text:p>e11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]=&quot;2D&quot;;[.D11]=[.E11]);&quot;synth2D&quot;;[.H11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dec</text:p>
          </table:table-cell>
          <table:table-cell office:value-type="string" calcext:value-type="string">
            <text:p>e118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2]=&quot;2D&quot;;[.D12]=[.E12]);&quot;synth2D&quot;;[.H12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Minimum Open Time</text:p>
          </table:table-cell>
          <table:table-cell table:number-columns-repeated="2" table:style-name="ce27" office:value-type="string" calcext:value-type="string">
            <text:p>111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3]=&quot;2D&quot;;[.D13]=[.E13]);&quot;synth2D&quot;;[.H13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Multiplier</text:p>
          </table:table-cell>
          <table:table-cell table:number-columns-repeated="2" table:style-name="ce27" office:value-type="string" calcext:value-type="string">
            <text:p>11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]=&quot;2D&quot;;[.D14]=[.E14]);&quot;synth2D&quot;;[.H14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C Duty Multiplier</text:p>
          </table:table-cell>
          <table:table-cell table:number-columns-repeated="2" office:value-type="string" calcext:value-type="string">
            <text:p>c64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]=&quot;2D&quot;;[.D15]=[.E15]);&quot;synth2D&quot;;[.H15])" office:value-type="string" office:string-value="synth2D" calcext:value-type="string">
            <text:p>synth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 office:value-type="string" calcext:value-type="string">
            <text:p>dd1a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6]=&quot;2D&quot;;[.D16]=[.E16]);&quot;synth2D&quot;;[.H16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 office:value-type="string" calcext:value-type="string">
            <text:p>dd1b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7]=&quot;2D&quot;;[.D17]=[.E17]);&quot;synth2D&quot;;[.H17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Base/Normal/Safe Hysteresis</text:p>
          </table:table-cell>
          <table:table-cell table:number-columns-repeated="2" table:style-name="ce27" office:value-type="string" calcext:value-type="string">
            <text:p>1296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8]=&quot;2D&quot;;[.D18]=[.E18]);&quot;synth2D&quot;;[.H18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 office:value-type="string" calcext:value-type="string">
            <text:p>e3a1c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table:formula="of:=IF(AND([.H19]=&quot;2D&quot;;[.D19]=[.E19]);&quot;synth2D&quot;;[.H1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39e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table:formula="of:=IF(AND([.H20]=&quot;2D&quot;;[.D20]=[.E20]);&quot;synth2D&quot;;[.H2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39f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21]=&quot;2D&quot;;[.D21]=[.E21]);&quot;synth2D&quot;;[.H2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3c8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]=&quot;2D&quot;;[.D22]=[.E22]);&quot;synth2D&quot;;[.H22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for Airflow</text:p>
          </table:table-cell>
          <table:table-cell table:number-columns-repeated="2" office:value-type="string" calcext:value-type="string">
            <text:p>10c2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]=&quot;2D&quot;;[.D23]=[.E23]);&quot;synth2D&quot;;[.H23])" office:value-type="string" office:string-value="synth2D" calcext:value-type="string">
            <text:p>synth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0</text:p>
          </table:table-cell>
          <table:table-cell office:value-type="string" calcext:value-type="string">
            <text:p>de9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4]=&quot;2D&quot;;[.D24]=[.E24]);&quot;synth2D&quot;;[.H2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0</text:p>
          </table:table-cell>
          <table:table-cell office:value-type="string" calcext:value-type="string">
            <text:p>de9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5]=&quot;2D&quot;;[.D25]=[.E25]);&quot;synth2D&quot;;[.H2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107a8</text:p>
          </table:table-cell>
          <table:table-cell office:value-type="string" calcext:value-type="string">
            <text:p>df4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6]=&quot;2D&quot;;[.D26]=[.E26]);&quot;synth2D&quot;;[.H26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41a8</text:p>
          </table:table-cell>
          <table:table-cell office:value-type="string" calcext:value-type="string">
            <text:p>e04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7]=&quot;2D&quot;;[.D27]=[.E27]);&quot;synth2D&quot;;[.H27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0</text:p>
          </table:table-cell>
          <table:table-cell table:number-columns-repeated="2" table:style-name="ce27" office:value-type="string" calcext:value-type="string">
            <text:p>125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8]=&quot;2D&quot;;[.D28]=[.E28]);&quot;synth2D&quot;;[.H2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</text:p>
          </table:table-cell>
          <table:table-cell table:number-columns-repeated="2" office:value-type="string" calcext:value-type="string">
            <text:p>12550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9]=&quot;2D&quot;;[.D29]=[.E29]);&quot;synth2D&quot;;[.H2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2</text:p>
          </table:table-cell>
          <table:table-cell table:number-columns-repeated="2" table:style-name="ce27" office:value-type="string" calcext:value-type="string">
            <text:p>125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0]=&quot;2D&quot;;[.D30]=[.E30]);&quot;synth2D&quot;;[.H3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3</text:p>
          </table:table-cell>
          <table:table-cell table:number-columns-repeated="2" table:style-name="ce27" office:value-type="string" calcext:value-type="string">
            <text:p>1255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1]=&quot;2D&quot;;[.D31]=[.E31]);&quot;synth2D&quot;;[.H3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4</text:p>
          </table:table-cell>
          <table:table-cell table:number-columns-repeated="2" table:style-name="ce27" office:value-type="string" calcext:value-type="string">
            <text:p>1254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2]=&quot;2D&quot;;[.D32]=[.E32]);&quot;synth2D&quot;;[.H3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5</text:p>
          </table:table-cell>
          <table:table-cell table:number-columns-repeated="2" office:value-type="string" calcext:value-type="string">
            <text:p>1254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3]=&quot;2D&quot;;[.D33]=[.E33]);&quot;synth2D&quot;;[.H3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6</text:p>
          </table:table-cell>
          <table:table-cell table:number-columns-repeated="2" office:value-type="string" calcext:value-type="string">
            <text:p>1254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4]=&quot;2D&quot;;[.D34]=[.E34]);&quot;synth2D&quot;;[.H3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8</text:p>
          </table:table-cell>
          <table:table-cell table:number-columns-repeated="2" table:style-name="ce27" office:value-type="string" calcext:value-type="string">
            <text:p>125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5]=&quot;2D&quot;;[.D35]=[.E35]);&quot;synth2D&quot;;[.H3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9</text:p>
          </table:table-cell>
          <table:table-cell table:number-columns-repeated="2" table:style-name="ce27" office:value-type="string" calcext:value-type="string">
            <text:p>125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6]=&quot;2D&quot;;[.D36]=[.E36]);&quot;synth2D&quot;;[.H3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0</text:p>
          </table:table-cell>
          <table:table-cell table:number-columns-repeated="2" table:style-name="ce27" office:value-type="string" calcext:value-type="string">
            <text:p>1090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7]=&quot;2D&quot;;[.D37]=[.E37]);&quot;synth2D&quot;;[.H3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1</text:p>
          </table:table-cell>
          <table:table-cell table:number-columns-repeated="2" office:value-type="string" calcext:value-type="string">
            <text:p>1254f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]=&quot;2D&quot;;[.D38]=[.E38]);&quot;synth2D&quot;;[.H3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Limits (CEL) 12</text:p>
          </table:table-cell>
          <table:table-cell table:number-columns-repeated="2" office:value-type="string" calcext:value-type="string">
            <text:p>12551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9]=&quot;2D&quot;;[.D39]=[.E39]);&quot;synth2D&quot;;[.H3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Multiplier</text:p>
          </table:table-cell>
          <table:table-cell table:number-columns-repeated="2" office:value-type="string" calcext:value-type="string">
            <text:p>1000a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]=&quot;2D&quot;;[.D40]=[.E40]);&quot;synth2D&quot;;[.H4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0 Offset</text:p>
          </table:table-cell>
          <table:table-cell table:number-columns-repeated="2" office:value-type="string" calcext:value-type="string">
            <text:p>1000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]=&quot;2D&quot;;[.D41]=[.E41]);&quot;synth2D&quot;;[.H4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Multiplier</text:p>
          </table:table-cell>
          <table:table-cell table:number-columns-repeated="2" office:value-type="string" calcext:value-type="string">
            <text:p>1000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]=&quot;2D&quot;;[.D42]=[.E42]);&quot;synth2D&quot;;[.H4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1 Offset</text:p>
          </table:table-cell>
          <table:table-cell table:number-columns-repeated="2" office:value-type="string" calcext:value-type="string">
            <text:p>1000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3]=&quot;2D&quot;;[.D43]=[.E43]);&quot;synth2D&quot;;[.H4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Multiplier</text:p>
          </table:table-cell>
          <table:table-cell table:number-columns-repeated="2" table:style-name="ce27" office:value-type="string" calcext:value-type="string">
            <text:p>125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4]=&quot;2D&quot;;[.D44]=[.E44]);&quot;synth2D&quot;;[.H4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2 Offset</text:p>
          </table:table-cell>
          <table:table-cell table:number-columns-repeated="2" office:value-type="string" calcext:value-type="string">
            <text:p>1000b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5]=&quot;2D&quot;;[.D45]=[.E45]);&quot;synth2D&quot;;[.H4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Multiplier</text:p>
          </table:table-cell>
          <table:table-cell table:number-columns-repeated="2" table:style-name="ce27" office:value-type="string" calcext:value-type="string">
            <text:p>125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6]=&quot;2D&quot;;[.D46]=[.E46]);&quot;synth2D&quot;;[.H46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3 Offset</text:p>
          </table:table-cell>
          <table:table-cell table:number-columns-repeated="2" office:value-type="string" calcext:value-type="string">
            <text:p>1000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7]=&quot;2D&quot;;[.D47]=[.E47]);&quot;synth2D&quot;;[.H47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Multiplier</text:p>
          </table:table-cell>
          <table:table-cell table:number-columns-repeated="2" office:value-type="string" calcext:value-type="string">
            <text:p>1000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8]=&quot;2D&quot;;[.D48]=[.E48]);&quot;synth2D&quot;;[.H48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5 Offset</text:p>
          </table:table-cell>
          <table:table-cell table:number-columns-repeated="2" office:value-type="string" calcext:value-type="string">
            <text:p>1000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9]=&quot;2D&quot;;[.D49]=[.E49]);&quot;synth2D&quot;;[.H49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Multiplier</text:p>
          </table:table-cell>
          <table:table-cell table:number-columns-repeated="2" table:style-name="ce27" office:value-type="string" calcext:value-type="string">
            <text:p>125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0]=&quot;2D&quot;;[.D50]=[.E50]);&quot;synth2D&quot;;[.H50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6 Offset</text:p>
          </table:table-cell>
          <table:table-cell table:number-columns-repeated="2" table:style-name="ce27" office:value-type="string" calcext:value-type="string">
            <text:p>125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1]=&quot;2D&quot;;[.D51]=[.E51]);&quot;synth2D&quot;;[.H51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Multiplier</text:p>
          </table:table-cell>
          <table:table-cell table:number-columns-repeated="2" office:value-type="string" calcext:value-type="string">
            <text:p>1000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2]=&quot;2D&quot;;[.D52]=[.E52]);&quot;synth2D&quot;;[.H52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7 Offset</text:p>
          </table:table-cell>
          <table:table-cell table:number-columns-repeated="2" office:value-type="string" calcext:value-type="string">
            <text:p>1000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3]=&quot;2D&quot;;[.D53]=[.E53]);&quot;synth2D&quot;;[.H53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Multiplier</text:p>
          </table:table-cell>
          <table:table-cell table:number-columns-repeated="2" office:value-type="string" calcext:value-type="string">
            <text:p>1000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4]=&quot;2D&quot;;[.D54]=[.E54]);&quot;synth2D&quot;;[.H54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8 Offset</text:p>
          </table:table-cell>
          <table:table-cell table:number-columns-repeated="2" table:style-name="ce27" office:value-type="string" calcext:value-type="string">
            <text:p>1000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55]=&quot;2D&quot;;[.D55]=[.E55]);&quot;synth2D&quot;;[.H55])" office:value-type="string" office:string-value="synth2D" calcext:value-type="string">
            <text:p>synth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3</text:p>
          </table:table-cell>
          <table:table-cell office:value-type="string" calcext:value-type="string">
            <text:p>126be0</text:p>
          </table:table-cell>
          <table:table-cell office:value-type="string" calcext:value-type="string">
            <text:p>e423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table:formula="of:=IF(AND([.H56]=&quot;2D&quot;;[.D56]=[.E56]);&quot;synth2D&quot;;[.H56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4</text:p>
          </table:table-cell>
          <table:table-cell office:value-type="string" calcext:value-type="string">
            <text:p>126c68</text:p>
          </table:table-cell>
          <table:table-cell office:value-type="string" calcext:value-type="string">
            <text:p>e42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57]=&quot;2D&quot;;[.D57]=[.E57]);&quot;synth2D&quot;;[.H57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 Sensor Scaling Table 5</text:p>
          </table:table-cell>
          <table:table-cell office:value-type="string" calcext:value-type="string">
            <text:p>126c80</text:p>
          </table:table-cell>
          <table:table-cell office:value-type="string" calcext:value-type="string">
            <text:p>e424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58]=&quot;2D&quot;;[.D58]=[.E58]);&quot;synth2D&quot;;[.H58])" office:value-type="string" office:string-value="2D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5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59]=&quot;2D&quot;;[.D59]=[.E59]);&quot;synth2D&quot;;[.H59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Limits (CEL)</text:p>
          </table:table-cell>
          <table:table-cell table:number-columns-repeated="2" table:style-name="ce27" office:value-type="string" calcext:value-type="string">
            <text:p>1254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0]=&quot;2D&quot;;[.D60]=[.E60]);&quot;synth2D&quot;;[.H60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45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61]=&quot;2D&quot;;[.D61]=[.E61]);&quot;synth2D&quot;;[.H61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</text:p>
          </table:table-cell>
          <table:table-cell table:style-name="ce27" office:value-type="string" calcext:value-type="string">
            <text:p>116550</text:p>
          </table:table-cell>
          <table:table-cell office:value-type="string" calcext:value-type="string">
            <text:p>e0d7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2]=&quot;2D&quot;;[.D62]=[.E62]);&quot;synth2D&quot;;[.H62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B</text:p>
          </table:table-cell>
          <table:table-cell office:value-type="string" calcext:value-type="string">
            <text:p>11670c</text:p>
          </table:table-cell>
          <table:table-cell office:value-type="string" calcext:value-type="string">
            <text:p>e0d9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3]=&quot;2D&quot;;[.D63]=[.E63]);&quot;synth2D&quot;;[.H63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d1c</text:p>
          </table:table-cell>
          <table:table-cell office:value-type="string" calcext:value-type="string">
            <text:p>e0f1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64]=&quot;2D&quot;;[.D64]=[.E64]);&quot;synth2D&quot;;[.H64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Active Primary Open Loop Enrichment</text:p>
          </table:table-cell>
          <table:table-cell table:number-columns-repeated="2" office:value-type="string" calcext:value-type="string">
            <text:p>111d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5]=&quot;2D&quot;;[.D65]=[.E65]);&quot;synth2D&quot;;[.H65])" office:value-type="string" office:string-value="synth2D" calcext:value-type="string">
            <text:p>synth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A</text:p>
          </table:table-cell>
          <table:table-cell table:style-name="ce27" office:value-type="string" calcext:value-type="string">
            <text:p>127114</text:p>
          </table:table-cell>
          <table:table-cell office:value-type="string" calcext:value-type="string">
            <text:p>e42c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6]=&quot;2D&quot;;[.D66]=[.E66]);&quot;synth2D&quot;;[.H66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B</text:p>
          </table:table-cell>
          <table:table-cell table:style-name="ce27" office:value-type="string" calcext:value-type="string">
            <text:p>127184</text:p>
          </table:table-cell>
          <table:table-cell office:value-type="string" calcext:value-type="string">
            <text:p>e42d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table:formula="of:=IF(AND([.H67]=&quot;2D&quot;;[.D67]=[.E67]);&quot;synth2D&quot;;[.H6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ff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68]=&quot;2D&quot;;[.D68]=[.E68]);&quot;synth2D&quot;;[.H68])" office:value-type="string" office:string-value="synth2D" calcext:value-type="string">
            <text:p>synth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Compensation (Atm. Pressure)</text:p>
          </table:table-cell>
          <table:table-cell table:style-name="ce27" office:value-type="string" calcext:value-type="string">
            <text:p>104e20</text:p>
          </table:table-cell>
          <table:table-cell office:value-type="string" calcext:value-type="string">
            <text:p>dd23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69]=&quot;2D&quot;;[.D69]=[.E69]);&quot;synth2D&quot;;[.H69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A</text:p>
          </table:table-cell>
          <table:table-cell office:value-type="string" calcext:value-type="string">
            <text:p>113c48</text:p>
          </table:table-cell>
          <table:table-cell office:value-type="string" calcext:value-type="string">
            <text:p>e01d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formula="of:=IF(AND([.H70]=&quot;2D&quot;;[.D70]=[.E70]);&quot;synth2D&quot;;[.H7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F</text:p>
          </table:table-cell>
          <table:table-cell table:number-columns-repeated="2" office:value-type="string" calcext:value-type="string">
            <text:p>111b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table:formula="of:=IF(AND([.H71]=&quot;2D&quot;;[.D71]=[.E71]);&quot;synth2D&quot;;[.H71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4fcc</text:p>
          </table:table-cell>
          <table:table-cell office:value-type="string" calcext:value-type="string">
            <text:p>e08b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2]=&quot;2D&quot;;[.D72]=[.E72]);&quot;synth2D&quot;;[.H7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507c</text:p>
          </table:table-cell>
          <table:table-cell office:value-type="string" calcext:value-type="string">
            <text:p>e08d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3]=&quot;2D&quot;;[.D73]=[.E73]);&quot;synth2D&quot;;[.H7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12c</text:p>
          </table:table-cell>
          <table:table-cell office:value-type="string" calcext:value-type="string">
            <text:p>e08e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74]=&quot;2D&quot;;[.D74]=[.E74]);&quot;synth2D&quot;;[.H7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51ec</text:p>
          </table:table-cell>
          <table:table-cell office:value-type="string" calcext:value-type="string">
            <text:p>e09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5]=&quot;2D&quot;;[.D75]=[.E75]);&quot;synth2D&quot;;[.H7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A</text:p>
          </table:table-cell>
          <table:table-cell table:style-name="ce27" office:value-type="string" calcext:value-type="string">
            <text:p>115264</text:p>
          </table:table-cell>
          <table:table-cell office:value-type="string" calcext:value-type="string">
            <text:p>e09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6]=&quot;2D&quot;;[.D76]=[.E76]);&quot;synth2D&quot;;[.H7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52c0</text:p>
          </table:table-cell>
          <table:table-cell office:value-type="string" calcext:value-type="string">
            <text:p>e091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77]=&quot;2D&quot;;[.D77]=[.E77]);&quot;synth2D&quot;;[.H7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31c</text:p>
          </table:table-cell>
          <table:table-cell office:value-type="string" calcext:value-type="string">
            <text:p>e09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8]=&quot;2D&quot;;[.D78]=[.E78]);&quot;synth2D&quot;;[.H7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A</text:p>
          </table:table-cell>
          <table:table-cell table:style-name="ce27" office:value-type="string" calcext:value-type="string">
            <text:p>115394</text:p>
          </table:table-cell>
          <table:table-cell office:value-type="string" calcext:value-type="string">
            <text:p>e09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79]=&quot;2D&quot;;[.D79]=[.E79]);&quot;synth2D&quot;;[.H7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53f0</text:p>
          </table:table-cell>
          <table:table-cell office:value-type="string" calcext:value-type="string">
            <text:p>e09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0]=&quot;2D&quot;;[.D80]=[.E80]);&quot;synth2D&quot;;[.H8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B</text:p>
          </table:table-cell>
          <table:table-cell table:style-name="ce27" office:value-type="string" calcext:value-type="string">
            <text:p>115024</text:p>
          </table:table-cell>
          <table:table-cell office:value-type="string" calcext:value-type="string">
            <text:p>e08c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1]=&quot;2D&quot;;[.D81]=[.E81]);&quot;synth2D&quot;;[.H8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50d4</text:p>
          </table:table-cell>
          <table:table-cell office:value-type="string" calcext:value-type="string">
            <text:p>e08e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2]=&quot;2D&quot;;[.D82]=[.E82]);&quot;synth2D&quot;;[.H8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B</text:p>
          </table:table-cell>
          <table:table-cell table:style-name="ce27" office:value-type="string" calcext:value-type="string">
            <text:p>115184</text:p>
          </table:table-cell>
          <table:table-cell office:value-type="string" calcext:value-type="string">
            <text:p>e08f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table:formula="of:=IF(AND([.H83]=&quot;2D&quot;;[.D83]=[.E83]);&quot;synth2D&quot;;[.H8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44c</text:p>
          </table:table-cell>
          <table:table-cell office:value-type="string" calcext:value-type="string">
            <text:p>e094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4]=&quot;2D&quot;;[.D84]=[.E84]);&quot;synth2D&quot;;[.H8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54c4</text:p>
          </table:table-cell>
          <table:table-cell office:value-type="string" calcext:value-type="string">
            <text:p>e09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5]=&quot;2D&quot;;[.D85]=[.E85]);&quot;synth2D&quot;;[.H8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B</text:p>
          </table:table-cell>
          <table:table-cell table:style-name="ce27" office:value-type="string" calcext:value-type="string">
            <text:p>115520</text:p>
          </table:table-cell>
          <table:table-cell office:value-type="string" calcext:value-type="string">
            <text:p>e096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6]=&quot;2D&quot;;[.D86]=[.E86]);&quot;synth2D&quot;;[.H8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557c</text:p>
          </table:table-cell>
          <table:table-cell office:value-type="string" calcext:value-type="string">
            <text:p>e097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7]=&quot;2D&quot;;[.D87]=[.E87]);&quot;synth2D&quot;;[.H8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5f4</text:p>
          </table:table-cell>
          <table:table-cell office:value-type="string" calcext:value-type="string">
            <text:p>e097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88]=&quot;2D&quot;;[.D88]=[.E88]);&quot;synth2D&quot;;[.H8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B</text:p>
          </table:table-cell>
          <table:table-cell table:style-name="ce27" office:value-type="string" calcext:value-type="string">
            <text:p>115650</text:p>
          </table:table-cell>
          <table:table-cell office:value-type="string" calcext:value-type="string">
            <text:p>e098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89]=&quot;2D&quot;;[.D89]=[.E89]);&quot;synth2D&quot;;[.H8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99c</text:p>
          </table:table-cell>
          <table:table-cell office:value-type="string" calcext:value-type="string">
            <text:p>e06e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table:formula="of:=IF(AND([.H90]=&quot;2D&quot;;[.D90]=[.E90]);&quot;synth2D&quot;;[.H9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135f6</text:p>
          </table:table-cell>
          <table:table-cell office:value-type="string" calcext:value-type="string">
            <text:p>dfd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1]=&quot;2D&quot;;[.D91]=[.E91]);&quot;synth2D&quot;;[.H9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8c</text:p>
          </table:table-cell>
          <table:table-cell office:value-type="string" calcext:value-type="string">
            <text:p>dfd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2]=&quot;2D&quot;;[.D92]=[.E92]);&quot;synth2D&quot;;[.H9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C</text:p>
          </table:table-cell>
          <table:table-cell table:style-name="ce27" office:value-type="string" calcext:value-type="string">
            <text:p>113616</text:p>
          </table:table-cell>
          <table:table-cell office:value-type="string" calcext:value-type="string">
            <text:p>dfd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3]=&quot;2D&quot;;[.D93]=[.E93]);&quot;synth2D&quot;;[.H9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9fc</text:p>
          </table:table-cell>
          <table:table-cell office:value-type="string" calcext:value-type="string">
            <text:p>df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94]=&quot;2D&quot;;[.D94]=[.E94]);&quot;synth2D&quot;;[.H9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3</text:p>
          </table:table-cell>
          <table:table-cell office:value-type="string" calcext:value-type="string">
            <text:p>11608c</text:p>
          </table:table-cell>
          <table:table-cell office:value-type="string" calcext:value-type="string">
            <text:p>e0c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95]=&quot;2D&quot;;[.D95]=[.E95]);&quot;synth2D&quot;;[.H95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4</text:p>
          </table:table-cell>
          <table:table-cell table:style-name="ce27" office:value-type="string" calcext:value-type="string">
            <text:p>113690</text:p>
          </table:table-cell>
          <table:table-cell office:value-type="string" calcext:value-type="string">
            <text:p>dfd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6]=&quot;2D&quot;;[.D96]=[.E96]);&quot;synth2D&quot;;[.H9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9d4</text:p>
          </table:table-cell>
          <table:table-cell office:value-type="string" calcext:value-type="string">
            <text:p>df6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7]=&quot;2D&quot;;[.D97]=[.E97]);&quot;synth2D&quot;;[.H9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6</text:p>
          </table:table-cell>
          <table:table-cell table:style-name="ce27" office:value-type="string" calcext:value-type="string">
            <text:p>1129e4</text:p>
          </table:table-cell>
          <table:table-cell office:value-type="string" calcext:value-type="string">
            <text:p>df6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98]=&quot;2D&quot;;[.D98]=[.E98]);&quot;synth2D&quot;;[.H9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7</text:p>
          </table:table-cell>
          <table:table-cell table:style-name="ce27" office:value-type="string" calcext:value-type="string">
            <text:p>116070</text:p>
          </table:table-cell>
          <table:table-cell office:value-type="string" calcext:value-type="string">
            <text:p>e0c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99]=&quot;2D&quot;;[.D99]=[.E99]);&quot;synth2D&quot;;[.H9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8</text:p>
          </table:table-cell>
          <table:table-cell office:value-type="string" calcext:value-type="string">
            <text:p>1137b0</text:p>
          </table:table-cell>
          <table:table-cell office:value-type="string" calcext:value-type="string">
            <text:p>dfe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0]=&quot;2D&quot;;[.D100]=[.E100]);&quot;synth2D&quot;;[.H10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9</text:p>
          </table:table-cell>
          <table:table-cell table:style-name="ce27" office:value-type="string" calcext:value-type="string">
            <text:p>113870</text:p>
          </table:table-cell>
          <table:table-cell office:value-type="string" calcext:value-type="string">
            <text:p>dfe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1]=&quot;2D&quot;;[.D101]=[.E101]);&quot;synth2D&quot;;[.H10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0</text:p>
          </table:table-cell>
          <table:table-cell office:value-type="string" calcext:value-type="string">
            <text:p>11387c</text:p>
          </table:table-cell>
          <table:table-cell office:value-type="string" calcext:value-type="string">
            <text:p>dfe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2]=&quot;2D&quot;;[.D102]=[.E102]);&quot;synth2D&quot;;[.H10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1</text:p>
          </table:table-cell>
          <table:table-cell table:style-name="ce27" office:value-type="string" calcext:value-type="string">
            <text:p>113888</text:p>
          </table:table-cell>
          <table:table-cell office:value-type="string" calcext:value-type="string">
            <text:p>df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3]=&quot;2D&quot;;[.D103]=[.E103]);&quot;synth2D&quot;;[.H10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2</text:p>
          </table:table-cell>
          <table:table-cell table:style-name="ce27" office:value-type="string" calcext:value-type="string">
            <text:p>113894</text:p>
          </table:table-cell>
          <table:table-cell office:value-type="string" calcext:value-type="string">
            <text:p>dfe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4]=&quot;2D&quot;;[.D104]=[.E104]);&quot;synth2D&quot;;[.H10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3</text:p>
          </table:table-cell>
          <table:table-cell table:style-name="ce27" office:value-type="string" calcext:value-type="string">
            <text:p>113810</text:p>
          </table:table-cell>
          <table:table-cell office:value-type="string" calcext:value-type="string">
            <text:p>df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5]=&quot;2D&quot;;[.D105]=[.E105]);&quot;synth2D&quot;;[.H10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4</text:p>
          </table:table-cell>
          <table:table-cell table:style-name="ce27" office:value-type="string" calcext:value-type="string">
            <text:p>113830</text:p>
          </table:table-cell>
          <table:table-cell office:value-type="string" calcext:value-type="string">
            <text:p>df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06]=&quot;2D&quot;;[.D106]=[.E106]);&quot;synth2D&quot;;[.H10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5</text:p>
          </table:table-cell>
          <table:table-cell table:style-name="ce27" office:value-type="string" calcext:value-type="string">
            <text:p>113858</text:p>
          </table:table-cell>
          <table:table-cell office:value-type="string" calcext:value-type="string">
            <text:p>df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7]=&quot;2D&quot;;[.D107]=[.E107]);&quot;synth2D&quot;;[.H10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6</text:p>
          </table:table-cell>
          <table:table-cell table:style-name="ce27" office:value-type="string" calcext:value-type="string">
            <text:p>113864</text:p>
          </table:table-cell>
          <table:table-cell office:value-type="string" calcext:value-type="string">
            <text:p>df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08]=&quot;2D&quot;;[.D108]=[.E108]);&quot;synth2D&quot;;[.H10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7</text:p>
          </table:table-cell>
          <table:table-cell office:value-type="string" calcext:value-type="string">
            <text:p>1160ac</text:p>
          </table:table-cell>
          <table:table-cell office:value-type="string" calcext:value-type="string">
            <text:p>e0c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109]=&quot;2D&quot;;[.D109]=[.E109]);&quot;synth2D&quot;;[.H10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A</text:p>
          </table:table-cell>
          <table:table-cell table:style-name="ce27" office:value-type="string" calcext:value-type="string">
            <text:p>113730</text:p>
          </table:table-cell>
          <table:table-cell office:value-type="string" calcext:value-type="string">
            <text:p>dfd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0]=&quot;2D&quot;;[.D110]=[.E110]);&quot;synth2D&quot;;[.H11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A</text:p>
          </table:table-cell>
          <table:table-cell table:style-name="ce27" office:value-type="string" calcext:value-type="string">
            <text:p>113750</text:p>
          </table:table-cell>
          <table:table-cell office:value-type="string" calcext:value-type="string">
            <text:p>dfd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1]=&quot;2D&quot;;[.D111]=[.E111]);&quot;synth2D&quot;;[.H11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138b8</text:p>
          </table:table-cell>
          <table:table-cell office:value-type="string" calcext:value-type="string">
            <text:p>dff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2]=&quot;2D&quot;;[.D112]=[.E112]);&quot;synth2D&quot;;[.H11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138c4</text:p>
          </table:table-cell>
          <table:table-cell office:value-type="string" calcext:value-type="string">
            <text:p>dff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13]=&quot;2D&quot;;[.D113]=[.E113]);&quot;synth2D&quot;;[.H11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8 C</text:p>
          </table:table-cell>
          <table:table-cell table:style-name="ce27" office:value-type="string" calcext:value-type="string">
            <text:p>113770</text:p>
          </table:table-cell>
          <table:table-cell office:value-type="string" calcext:value-type="string">
            <text:p>dfe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4]=&quot;2D&quot;;[.D114]=[.E114]);&quot;synth2D&quot;;[.H11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9 C</text:p>
          </table:table-cell>
          <table:table-cell table:style-name="ce27" office:value-type="string" calcext:value-type="string">
            <text:p>113790</text:p>
          </table:table-cell>
          <table:table-cell office:value-type="string" calcext:value-type="string">
            <text:p>dfe1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15]=&quot;2D&quot;;[.D115]=[.E115]);&quot;synth2D&quot;;[.H11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bf44</text:p>
          </table:table-cell>
          <table:table-cell office:value-type="string" calcext:value-type="string">
            <text:p>e1b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6]=&quot;2D&quot;;[.D116]=[.E116]);&quot;synth2D&quot;;[.H116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Load)</text:p>
          </table:table-cell>
          <table:table-cell table:style-name="ce27" office:value-type="string" calcext:value-type="string">
            <text:p>119718</text:p>
          </table:table-cell>
          <table:table-cell office:value-type="string" calcext:value-type="string">
            <text:p>e17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7]=&quot;2D&quot;;[.D117]=[.E117]);&quot;synth2D&quot;;[.H117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C (Load)</text:p>
          </table:table-cell>
          <table:table-cell table:style-name="ce27" office:value-type="string" calcext:value-type="string">
            <text:p>119864</text:p>
          </table:table-cell>
          <table:table-cell office:value-type="string" calcext:value-type="string">
            <text:p>e171c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118]=&quot;2D&quot;;[.D118]=[.E118]);&quot;synth2D&quot;;[.H118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5f4</text:p>
          </table:table-cell>
          <table:table-cell office:value-type="string" calcext:value-type="string">
            <text:p>e16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19]=&quot;2D&quot;;[.D119]=[.E119]);&quot;synth2D&quot;;[.H11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</text:p>
          </table:table-cell>
          <table:table-cell table:style-name="ce27" office:value-type="string" calcext:value-type="string">
            <text:p>119660</text:p>
          </table:table-cell>
          <table:table-cell office:value-type="string" calcext:value-type="string">
            <text:p>e16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20]=&quot;2D&quot;;[.D120]=[.E120]);&quot;synth2D&quot;;[.H120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Disable</text:p>
          </table:table-cell>
          <table:table-cell table:number-columns-repeated="2" office:value-type="string" calcext:value-type="string">
            <text:p>111a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1]=&quot;2D&quot;;[.D121]=[.E121]);&quot;synth2D&quot;;[.H121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Base Pulse Width)</text:p>
          </table:table-cell>
          <table:table-cell table:style-name="ce27" office:value-type="string" calcext:value-type="string">
            <text:p>114148</text:p>
          </table:table-cell>
          <table:table-cell office:value-type="string" calcext:value-type="string">
            <text:p>e03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22]=&quot;2D&quot;;[.D122]=[.E122]);&quot;synth2D&quot;;[.H122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</text:p>
          </table:table-cell>
          <table:table-cell table:number-columns-repeated="2" office:value-type="string" calcext:value-type="string">
            <text:p>11c35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23]=&quot;2D&quot;;[.D123]=[.E123]);&quot;synth2D&quot;;[.H123])" office:value-type="string" office:string-value="synth2D" calcext:value-type="string">
            <text:p>synth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Latency</text:p>
          </table:table-cell>
          <table:table-cell office:value-type="string" calcext:value-type="string">
            <text:p>117ef4</text:p>
          </table:table-cell>
          <table:table-cell office:value-type="string" calcext:value-type="string">
            <text:p>e12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124]=&quot;2D&quot;;[.D124]=[.E124]);&quot;synth2D&quot;;[.H12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</text:p>
          </table:table-cell>
          <table:table-cell table:number-columns-repeated="2" table:style-name="ce27" office:value-type="string" calcext:value-type="string">
            <text:p>111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5]=&quot;2D&quot;;[.D125]=[.E125]);&quot;synth2D&quot;;[.H125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 BRZ</text:p>
          </table:table-cell>
          <table:table-cell table:number-columns-repeated="2" table:style-name="ce27" office:value-type="string" calcext:value-type="string">
            <text:p>111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26]=&quot;2D&quot;;[.D126]=[.E126]);&quot;synth2D&quot;;[.H126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6ff8</text:p>
          </table:table-cell>
          <table:table-cell office:value-type="string" calcext:value-type="string">
            <text:p>e0f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7]=&quot;2D&quot;;[.D127]=[.E127]);&quot;synth2D&quot;;[.H127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0b8</text:p>
          </table:table-cell>
          <table:table-cell office:value-type="string" calcext:value-type="string">
            <text:p>e0f8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8]=&quot;2D&quot;;[.D128]=[.E128]);&quot;synth2D&quot;;[.H128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C</text:p>
          </table:table-cell>
          <table:table-cell table:style-name="ce27" office:value-type="string" calcext:value-type="string">
            <text:p>117178</text:p>
          </table:table-cell>
          <table:table-cell office:value-type="string" calcext:value-type="string">
            <text:p>e0fa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29]=&quot;2D&quot;;[.D129]=[.E129]);&quot;synth2D&quot;;[.H129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D</text:p>
          </table:table-cell>
          <table:table-cell table:style-name="ce27" office:value-type="string" calcext:value-type="string">
            <text:p>117238</text:p>
          </table:table-cell>
          <table:table-cell office:value-type="string" calcext:value-type="string">
            <text:p>e0fc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0]=&quot;2D&quot;;[.D130]=[.E130]);&quot;synth2D&quot;;[.H130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2f8</text:p>
          </table:table-cell>
          <table:table-cell office:value-type="string" calcext:value-type="string">
            <text:p>e0fe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1]=&quot;2D&quot;;[.D131]=[.E131]);&quot;synth2D&quot;;[.H131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3b8</text:p>
          </table:table-cell>
          <table:table-cell office:value-type="string" calcext:value-type="string">
            <text:p>e0ff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2]=&quot;2D&quot;;[.D132]=[.E132]);&quot;synth2D&quot;;[.H132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G</text:p>
          </table:table-cell>
          <table:table-cell table:style-name="ce27" office:value-type="string" calcext:value-type="string">
            <text:p>117478</text:p>
          </table:table-cell>
          <table:table-cell office:value-type="string" calcext:value-type="string">
            <text:p>e10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3]=&quot;2D&quot;;[.D133]=[.E133]);&quot;synth2D&quot;;[.H133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H</text:p>
          </table:table-cell>
          <table:table-cell table:style-name="ce27" office:value-type="string" calcext:value-type="string">
            <text:p>117538</text:p>
          </table:table-cell>
          <table:table-cell office:value-type="string" calcext:value-type="string">
            <text:p>e10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134]=&quot;2D&quot;;[.D134]=[.E134]);&quot;synth2D&quot;;[.H13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e6c</text:p>
          </table:table-cell>
          <table:table-cell office:value-type="string" calcext:value-type="string">
            <text:p>e0b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135]=&quot;2D&quot;;[.D135]=[.E135]);&quot;synth2D&quot;;[.H135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MAP)</text:p>
          </table:table-cell>
          <table:table-cell table:style-name="ce27" office:value-type="string" calcext:value-type="string">
            <text:p>112914</text:p>
          </table:table-cell>
          <table:table-cell office:value-type="string" calcext:value-type="string">
            <text:p>df6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136]=&quot;2D&quot;;[.D136]=[.E136]);&quot;synth2D&quot;;[.H136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Accelerator)</text:p>
          </table:table-cell>
          <table:table-cell table:style-name="ce27" office:value-type="string" calcext:value-type="string">
            <text:p>112938</text:p>
          </table:table-cell>
          <table:table-cell office:value-type="string" calcext:value-type="string">
            <text:p>df65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137]=&quot;2D&quot;;[.D137]=[.E137]);&quot;synth2D&quot;;[.H137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IAT)</text:p>
          </table:table-cell>
          <table:table-cell table:style-name="ce27" office:value-type="string" calcext:value-type="string">
            <text:p>112954</text:p>
          </table:table-cell>
          <table:table-cell office:value-type="string" calcext:value-type="string">
            <text:p>df66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38]=&quot;2D&quot;;[.D138]=[.E138]);&quot;synth2D&quot;;[.H138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A</text:p>
          </table:table-cell>
          <table:table-cell office:value-type="string" calcext:value-type="string">
            <text:p>11b558</text:p>
          </table:table-cell>
          <table:table-cell office:value-type="string" calcext:value-type="string">
            <text:p>e19a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39]=&quot;2D&quot;;[.D139]=[.E139]);&quot;synth2D&quot;;[.H139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b618</text:p>
          </table:table-cell>
          <table:table-cell office:value-type="string" calcext:value-type="string">
            <text:p>e19bc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table:formula="of:=IF(AND([.H140]=&quot;2D&quot;;[.D140]=[.E140]);&quot;synth2D&quot;;[.H140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</text:p>
          </table:table-cell>
          <table:table-cell table:number-columns-repeated="2" office:value-type="string" calcext:value-type="string">
            <text:p>111f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1]=&quot;2D&quot;;[.D141]=[.E141]);&quot;synth2D&quot;;[.H141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 (Throttle)</text:p>
          </table:table-cell>
          <table:table-cell table:number-columns-repeated="2" office:value-type="string" calcext:value-type="string">
            <text:p>111f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2]=&quot;2D&quot;;[.D142]=[.E142]);&quot;synth2D&quot;;[.H142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68</text:p>
          </table:table-cell>
          <table:table-cell office:value-type="string" calcext:value-type="string">
            <text:p>dfa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3]=&quot;2D&quot;;[.D143]=[.E143]);&quot;synth2D&quot;;[.H14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12f9c</text:p>
          </table:table-cell>
          <table:table-cell office:value-type="string" calcext:value-type="string">
            <text:p>dfa7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44]=&quot;2D&quot;;[.D144]=[.E144]);&quot;synth2D&quot;;[.H144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12fa5</text:p>
          </table:table-cell>
          <table:table-cell office:value-type="string" calcext:value-type="string">
            <text:p>dfa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5]=&quot;2D&quot;;[.D145]=[.E145]);&quot;synth2D&quot;;[.H145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b690</text:p>
          </table:table-cell>
          <table:table-cell office:value-type="string" calcext:value-type="string">
            <text:p>e19d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6]=&quot;2D&quot;;[.D146]=[.E146]);&quot;synth2D&quot;;[.H146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b6fc</text:p>
          </table:table-cell>
          <table:table-cell office:value-type="string" calcext:value-type="string">
            <text:p>e19f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47]=&quot;2D&quot;;[.D147]=[.E147]);&quot;synth2D&quot;;[.H147])" office:value-type="string" office:string-value="3D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46ec</text:p>
          </table:table-cell>
          <table:table-cell office:value-type="string" calcext:value-type="string">
            <text:p>e05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48]=&quot;2D&quot;;[.D148]=[.E148]);&quot;synth2D&quot;;[.H148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</text:p>
          </table:table-cell>
          <table:table-cell table:number-columns-repeated="2" office:value-type="string" calcext:value-type="string">
            <text:p>111f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49]=&quot;2D&quot;;[.D149]=[.E149]);&quot;synth2D&quot;;[.H149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12fb5</text:p>
          </table:table-cell>
          <table:table-cell office:value-type="string" calcext:value-type="string">
            <text:p>dfa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0]=&quot;2D&quot;;[.D150]=[.E150]);&quot;synth2D&quot;;[.H150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12fc5</text:p>
          </table:table-cell>
          <table:table-cell office:value-type="string" calcext:value-type="string">
            <text:p>dfa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1]=&quot;2D&quot;;[.D151]=[.E151]);&quot;synth2D&quot;;[.H151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Applied Counter Reset</text:p>
          </table:table-cell>
          <table:table-cell table:number-columns-repeated="2" table:style-name="ce27" office:value-type="string" calcext:value-type="string">
            <text:p>1116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2]=&quot;2D&quot;;[.D152]=[.E152]);&quot;synth2D&quot;;[.H152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A (ECT)</text:p>
          </table:table-cell>
          <table:table-cell office:value-type="string" calcext:value-type="string">
            <text:p>11470c</text:p>
          </table:table-cell>
          <table:table-cell office:value-type="string" calcext:value-type="string">
            <text:p>e058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3]=&quot;2D&quot;;[.D153]=[.E153]);&quot;synth2D&quot;;[.H15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72c</text:p>
          </table:table-cell>
          <table:table-cell office:value-type="string" calcext:value-type="string">
            <text:p>e05a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54]=&quot;2D&quot;;[.D154]=[.E154]);&quot;synth2D&quot;;[.H154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Throttle Cumulative Reset</text:p>
          </table:table-cell>
          <table:table-cell table:number-columns-repeated="2" table:style-name="ce27" office:value-type="string" calcext:value-type="string">
            <text:p>111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55]=&quot;2D&quot;;[.D155]=[.E155]);&quot;synth2D&quot;;[.H155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Limits</text:p>
          </table:table-cell>
          <table:table-cell table:number-columns-repeated="2" office:value-type="string" calcext:value-type="string">
            <text:p>111b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6]=&quot;2D&quot;;[.D156]=[.E156]);&quot;synth2D&quot;;[.H15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A</text:p>
          </table:table-cell>
          <table:table-cell table:number-columns-repeated="2" office:value-type="string" calcext:value-type="string">
            <text:p>114ea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7]=&quot;2D&quot;;[.D157]=[.E157]);&quot;synth2D&quot;;[.H157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B</text:p>
          </table:table-cell>
          <table:table-cell table:number-columns-repeated="2" office:value-type="string" calcext:value-type="string">
            <text:p>114ec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158]=&quot;2D&quot;;[.D158]=[.E158]);&quot;synth2D&quot;;[.H158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Voltage Limits (CEL)</text:p>
          </table:table-cell>
          <table:table-cell table:number-columns-repeated="2" office:value-type="string" calcext:value-type="string">
            <text:p>1254f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59]=&quot;2D&quot;;[.D159]=[.E159]);&quot;synth2D&quot;;[.H159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Limit (Maximum)</text:p>
          </table:table-cell>
          <table:table-cell table:number-columns-repeated="2" table:style-name="ce27" office:value-type="string" calcext:value-type="string">
            <text:p>1047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60]=&quot;2D&quot;;[.D160]=[.E160]);&quot;synth2D&quot;;[.H160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Sensor Scaling</text:p>
          </table:table-cell>
          <table:table-cell table:style-name="ce27" office:value-type="string" calcext:value-type="string">
            <text:p>127004</text:p>
          </table:table-cell>
          <table:table-cell office:value-type="string" calcext:value-type="string">
            <text:p>e42b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table:formula="of:=IF(AND([.H161]=&quot;2D&quot;;[.D161]=[.E161]);&quot;synth2D&quot;;[.H161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mpensation (IAT)</text:p>
          </table:table-cell>
          <table:table-cell table:style-name="ce27" office:value-type="string" calcext:value-type="string">
            <text:p>105878</text:p>
          </table:table-cell>
          <table:table-cell office:value-type="string" calcext:value-type="string">
            <text:p>dd48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162]=&quot;2D&quot;;[.D162]=[.E162]);&quot;synth2D&quot;;[.H162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5d4</text:p>
          </table:table-cell>
          <table:table-cell office:value-type="string" calcext:value-type="string">
            <text:p>e37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3]=&quot;2D&quot;;[.D163]=[.E163]);&quot;synth2D&quot;;[.H163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70c</text:p>
          </table:table-cell>
          <table:table-cell office:value-type="string" calcext:value-type="string">
            <text:p>e37a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4]=&quot;2D&quot;;[.D164]=[.E164]);&quot;synth2D&quot;;[.H164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 (Maximum)</text:p>
          </table:table-cell>
          <table:table-cell table:number-columns-repeated="2" office:value-type="string" calcext:value-type="string">
            <text:p>50ae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65]=&quot;2D&quot;;[.D165]=[.E165]);&quot;synth2D&quot;;[.H165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Compensation (MP)</text:p>
          </table:table-cell>
          <table:table-cell table:style-name="ce27" office:value-type="string" calcext:value-type="string">
            <text:p>105964</text:p>
          </table:table-cell>
          <table:table-cell office:value-type="string" calcext:value-type="string">
            <text:p>dd4c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166]=&quot;2D&quot;;[.D166]=[.E166]);&quot;synth2D&quot;;[.H166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1</text:p>
          </table:table-cell>
          <table:table-cell table:style-name="ce27" office:value-type="string" calcext:value-type="string">
            <text:p>11e404</text:p>
          </table:table-cell>
          <table:table-cell office:value-type="string" calcext:value-type="string">
            <text:p>e25e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7]=&quot;2D&quot;;[.D167]=[.E167]);&quot;synth2D&quot;;[.H167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2</text:p>
          </table:table-cell>
          <table:table-cell office:value-type="string" calcext:value-type="string">
            <text:p>11e22c</text:p>
          </table:table-cell>
          <table:table-cell office:value-type="string" calcext:value-type="string">
            <text:p>e25c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8]=&quot;2D&quot;;[.D168]=[.E168]);&quot;synth2D&quot;;[.H168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1</text:p>
          </table:table-cell>
          <table:table-cell office:value-type="string" calcext:value-type="string">
            <text:p>11e7b4</text:p>
          </table:table-cell>
          <table:table-cell office:value-type="string" calcext:value-type="string">
            <text:p>e261c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69]=&quot;2D&quot;;[.D169]=[.E169]);&quot;synth2D&quot;;[.H16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2</text:p>
          </table:table-cell>
          <table:table-cell office:value-type="string" calcext:value-type="string">
            <text:p>11e5dc</text:p>
          </table:table-cell>
          <table:table-cell office:value-type="string" calcext:value-type="string">
            <text:p>e260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70]=&quot;2D&quot;;[.D170]=[.E170]);&quot;synth2D&quot;;[.H170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A</text:p>
          </table:table-cell>
          <table:table-cell office:value-type="string" calcext:value-type="string">
            <text:p>11d606</text:p>
          </table:table-cell>
          <table:table-cell office:value-type="string" calcext:value-type="string">
            <text:p>e22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1]=&quot;2D&quot;;[.D171]=[.E171]);&quot;synth2D&quot;;[.H17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B</text:p>
          </table:table-cell>
          <table:table-cell office:value-type="string" calcext:value-type="string">
            <text:p>11d666</text:p>
          </table:table-cell>
          <table:table-cell office:value-type="string" calcext:value-type="string">
            <text:p>e22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2]=&quot;2D&quot;;[.D172]=[.E172]);&quot;synth2D&quot;;[.H17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C</text:p>
          </table:table-cell>
          <table:table-cell office:value-type="string" calcext:value-type="string">
            <text:p>11d8c4</text:p>
          </table:table-cell>
          <table:table-cell office:value-type="string" calcext:value-type="string">
            <text:p>e2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3]=&quot;2D&quot;;[.D173]=[.E173]);&quot;synth2D&quot;;[.H17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1</text:p>
          </table:table-cell>
          <table:table-cell office:value-type="string" calcext:value-type="string">
            <text:p>11d646</text:p>
          </table:table-cell>
          <table:table-cell office:value-type="string" calcext:value-type="string">
            <text:p>e22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4]=&quot;2D&quot;;[.D174]=[.E174]);&quot;synth2D&quot;;[.H17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2</text:p>
          </table:table-cell>
          <table:table-cell office:value-type="string" calcext:value-type="string">
            <text:p>11d626</text:p>
          </table:table-cell>
          <table:table-cell office:value-type="string" calcext:value-type="string">
            <text:p>e22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5]=&quot;2D&quot;;[.D175]=[.E175]);&quot;synth2D&quot;;[.H17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1</text:p>
          </table:table-cell>
          <table:table-cell office:value-type="string" calcext:value-type="string">
            <text:p>11ce84</text:p>
          </table:table-cell>
          <table:table-cell office:value-type="string" calcext:value-type="string">
            <text:p>e1d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6]=&quot;2D&quot;;[.D176]=[.E176]);&quot;synth2D&quot;;[.H17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2</text:p>
          </table:table-cell>
          <table:table-cell office:value-type="string" calcext:value-type="string">
            <text:p>11cec4</text:p>
          </table:table-cell>
          <table:table-cell office:value-type="string" calcext:value-type="string">
            <text:p>e1de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77]=&quot;2D&quot;;[.D177]=[.E177]);&quot;synth2D&quot;;[.H17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F1</text:p>
          </table:table-cell>
          <table:table-cell office:value-type="string" calcext:value-type="string">
            <text:p>11d686</text:p>
          </table:table-cell>
          <table:table-cell office:value-type="string" calcext:value-type="string">
            <text:p>e22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78]=&quot;2D&quot;;[.D178]=[.E178]);&quot;synth2D&quot;;[.H17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1</text:p>
          </table:table-cell>
          <table:table-cell office:value-type="string" calcext:value-type="string">
            <text:p>11ce9c</text:p>
          </table:table-cell>
          <table:table-cell office:value-type="string" calcext:value-type="string">
            <text:p>e1db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179]=&quot;2D&quot;;[.D179]=[.E179]);&quot;synth2D&quot;;[.H17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2</text:p>
          </table:table-cell>
          <table:table-cell office:value-type="string" calcext:value-type="string">
            <text:p>11ceb0</text:p>
          </table:table-cell>
          <table:table-cell office:value-type="string" calcext:value-type="string">
            <text:p>e1d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180]=&quot;2D&quot;;[.D180]=[.E180]);&quot;synth2D&quot;;[.H18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H</text:p>
          </table:table-cell>
          <table:table-cell office:value-type="string" calcext:value-type="string">
            <text:p>11d6a6</text:p>
          </table:table-cell>
          <table:table-cell office:value-type="string" calcext:value-type="string">
            <text:p>e22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1]=&quot;2D&quot;;[.D181]=[.E181]);&quot;synth2D&quot;;[.H18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</text:p>
          </table:table-cell>
          <table:table-cell table:style-name="ce27" office:value-type="string" calcext:value-type="string">
            <text:p>11e170</text:p>
          </table:table-cell>
          <table:table-cell office:value-type="string" calcext:value-type="string">
            <text:p>e25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182]=&quot;2D&quot;;[.D182]=[.E182]);&quot;synth2D&quot;;[.H182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d14</text:p>
          </table:table-cell>
          <table:table-cell office:value-type="string" calcext:value-type="string">
            <text:p>e1d0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3]=&quot;2D&quot;;[.D183]=[.E183]);&quot;synth2D&quot;;[.H18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Neutral)</text:p>
          </table:table-cell>
          <table:table-cell office:value-type="string" calcext:value-type="string">
            <text:p>11cd3c</text:p>
          </table:table-cell>
          <table:table-cell office:value-type="string" calcext:value-type="string">
            <text:p>e1d1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184]=&quot;2D&quot;;[.D184]=[.E184]);&quot;synth2D&quot;;[.H18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A</text:p>
          </table:table-cell>
          <table:table-cell office:value-type="string" calcext:value-type="string">
            <text:p>11cd68</text:p>
          </table:table-cell>
          <table:table-cell office:value-type="string" calcext:value-type="string">
            <text:p>e1d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185]=&quot;2D&quot;;[.D185]=[.E185]);&quot;synth2D&quot;;[.H18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B</text:p>
          </table:table-cell>
          <table:table-cell office:value-type="string" calcext:value-type="string">
            <text:p>11cd71</text:p>
          </table:table-cell>
          <table:table-cell office:value-type="string" calcext:value-type="string">
            <text:p>e1d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6]=&quot;2D&quot;;[.D186]=[.E186]);&quot;synth2D&quot;;[.H18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C</text:p>
          </table:table-cell>
          <table:table-cell office:value-type="string" calcext:value-type="string">
            <text:p>11cf34</text:p>
          </table:table-cell>
          <table:table-cell office:value-type="string" calcext:value-type="string">
            <text:p>e1e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87]=&quot;2D&quot;;[.D187]=[.E187]);&quot;synth2D&quot;;[.H18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c3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88]=&quot;2D&quot;;[.D188]=[.E188]);&quot;synth2D&quot;;[.H18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3f4</text:p>
          </table:table-cell>
          <table:table-cell office:value-type="string" calcext:value-type="string">
            <text:p>e2a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189]=&quot;2D&quot;;[.D189]=[.E189]);&quot;synth2D&quot;;[.H18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</text:p>
          </table:table-cell>
          <table:table-cell office:value-type="string" calcext:value-type="string">
            <text:p>11cfdc</text:p>
          </table:table-cell>
          <table:table-cell office:value-type="string" calcext:value-type="string">
            <text:p>e1ec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0]=&quot;2D&quot;;[.D190]=[.E190]);&quot;synth2D&quot;;[.H190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e9e0</text:p>
          </table:table-cell>
          <table:table-cell office:value-type="string" calcext:value-type="string">
            <text:p>e27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191]=&quot;2D&quot;;[.D191]=[.E191]);&quot;synth2D&quot;;[.H19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f5a</text:p>
          </table:table-cell>
          <table:table-cell office:value-type="string" calcext:value-type="string">
            <text:p>e1e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2]=&quot;2D&quot;;[.D192]=[.E192]);&quot;synth2D&quot;;[.H192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f6a</text:p>
          </table:table-cell>
          <table:table-cell office:value-type="string" calcext:value-type="string">
            <text:p>e1e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193]=&quot;2D&quot;;[.D193]=[.E193]);&quot;synth2D&quot;;[.H193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f07c</text:p>
          </table:table-cell>
          <table:table-cell office:value-type="string" calcext:value-type="string">
            <text:p>e29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4]=&quot;2D&quot;;[.D194]=[.E194]);&quot;synth2D&quot;;[.H194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f134</text:p>
          </table:table-cell>
          <table:table-cell office:value-type="string" calcext:value-type="string">
            <text:p>e29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5]=&quot;2D&quot;;[.D195]=[.E195]);&quot;synth2D&quot;;[.H195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1ec</text:p>
          </table:table-cell>
          <table:table-cell office:value-type="string" calcext:value-type="string">
            <text:p>e29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6]=&quot;2D&quot;;[.D196]=[.E196]);&quot;synth2D&quot;;[.H196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2a4</text:p>
          </table:table-cell>
          <table:table-cell office:value-type="string" calcext:value-type="string">
            <text:p>e29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197]=&quot;2D&quot;;[.D197]=[.E197]);&quot;synth2D&quot;;[.H19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Load (Per Cylinder)</text:p>
          </table:table-cell>
          <table:table-cell table:number-columns-repeated="2" office:value-type="string" calcext:value-type="string">
            <text:p>11c5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8]=&quot;2D&quot;;[.D198]=[.E198]);&quot;synth2D&quot;;[.H19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aximum RPM (Per Cylinder)</text:p>
          </table:table-cell>
          <table:table-cell table:number-columns-repeated="2" office:value-type="string" calcext:value-type="string">
            <text:p>11c5e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199]=&quot;2D&quot;;[.D199]=[.E199]);&quot;synth2D&quot;;[.H19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Coolant Temp (Per Cylinder)</text:p>
          </table:table-cell>
          <table:table-cell table:number-columns-repeated="2" office:value-type="string" calcext:value-type="string">
            <text:p>11c5f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0]=&quot;2D&quot;;[.D200]=[.E200]);&quot;synth2D&quot;;[.H20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ange (RPM)</text:p>
          </table:table-cell>
          <table:table-cell table:number-columns-repeated="2" office:value-type="string" calcext:value-type="string">
            <text:p>11c5f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1]=&quot;2D&quot;;[.D201]=[.E201]);&quot;synth2D&quot;;[.H20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5f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02]=&quot;2D&quot;;[.D202]=[.E202]);&quot;synth2D&quot;;[.H20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61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3]=&quot;2D&quot;;[.D203]=[.E203]);&quot;synth2D&quot;;[.H20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4]=&quot;2D&quot;;[.D204]=[.E204]);&quot;synth2D&quot;;[.H20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5]=&quot;2D&quot;;[.D205]=[.E205]);&quot;synth2D&quot;;[.H20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2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06]=&quot;2D&quot;;[.D206]=[.E206]);&quot;synth2D&quot;;[.H20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RPM)</text:p>
          </table:table-cell>
          <table:table-cell table:number-columns-repeated="2" office:value-type="string" calcext:value-type="string">
            <text:p>11c7c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7]=&quot;2D&quot;;[.D207]=[.E207]);&quot;synth2D&quot;;[.H20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Load)</text:p>
          </table:table-cell>
          <table:table-cell table:number-columns-repeated="2" office:value-type="string" calcext:value-type="string">
            <text:p>11c7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08]=&quot;2D&quot;;[.D208]=[.E208]);&quot;synth2D&quot;;[.H20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ows (RPM)</text:p>
          </table:table-cell>
          <table:table-cell table:number-columns-repeated="2" office:value-type="string" calcext:value-type="string">
            <text:p>11c75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09]=&quot;2D&quot;;[.D209]=[.E209]);&quot;synth2D&quot;;[.H20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Columns (Load)</text:p>
          </table:table-cell>
          <table:table-cell table:number-columns-repeated="2" office:value-type="string" calcext:value-type="string">
            <text:p>11c7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0]=&quot;2D&quot;;[.D210]=[.E210]);&quot;synth2D&quot;;[.H21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1]=&quot;2D&quot;;[.D211]=[.E211]);&quot;synth2D&quot;;[.H21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7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2]=&quot;2D&quot;;[.D212]=[.E212]);&quot;synth2D&quot;;[.H21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3]=&quot;2D&quot;;[.D213]=[.E213]);&quot;synth2D&quot;;[.H21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7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4]=&quot;2D&quot;;[.D214]=[.E214]);&quot;synth2D&quot;;[.H21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2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5]=&quot;2D&quot;;[.D215]=[.E215]);&quot;synth2D&quot;;[.H21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RPM)</text:p>
          </table:table-cell>
          <table:table-cell table:number-columns-repeated="2" office:value-type="string" calcext:value-type="string">
            <text:p>11c70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6]=&quot;2D&quot;;[.D216]=[.E216]);&quot;synth2D&quot;;[.H21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Load)</text:p>
          </table:table-cell>
          <table:table-cell table:number-columns-repeated="2" office:value-type="string" calcext:value-type="string">
            <text:p>11c71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17]=&quot;2D&quot;;[.D217]=[.E217]);&quot;synth2D&quot;;[.H21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Minimum KC Advance Map Value</text:p>
          </table:table-cell>
          <table:table-cell table:number-columns-repeated="2" office:value-type="string" calcext:value-type="string">
            <text:p>11c72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8]=&quot;2D&quot;;[.D218]=[.E218]);&quot;synth2D&quot;;[.H21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(Initial)</text:p>
          </table:table-cell>
          <table:table-cell table:number-columns-repeated="2" office:value-type="string" calcext:value-type="string">
            <text:p>11c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19]=&quot;2D&quot;;[.D219]=[.E219]);&quot;synth2D&quot;;[.H21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Step Value</text:p>
          </table:table-cell>
          <table:table-cell table:number-columns-repeated="2" office:value-type="string" calcext:value-type="string">
            <text:p>11c7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0]=&quot;2D&quot;;[.D220]=[.E220]);&quot;synth2D&quot;;[.H22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Sensor Calibration</text:p>
          </table:table-cell>
          <table:table-cell table:style-name="ce27" office:value-type="string" calcext:value-type="string">
            <text:p>1268e4</text:p>
          </table:table-cell>
          <table:table-cell office:value-type="string" calcext:value-type="string">
            <text:p>e420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table:formula="of:=IF(AND([.H221]=&quot;2D&quot;;[.D221]=[.E221]);&quot;synth2D&quot;;[.H221])" office:value-type="string" office:string-value="2D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Threshold</text:p>
          </table:table-cell>
          <table:table-cell office:value-type="string" calcext:value-type="string">
            <text:p>11dff8</text:p>
          </table:table-cell>
          <table:table-cell office:value-type="string" calcext:value-type="string">
            <text:p>e25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table:formula="of:=IF(AND([.H222]=&quot;2D&quot;;[.D222]=[.E222]);&quot;synth2D&quot;;[.H222])" office:value-type="string" office:string-value="3D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 office:value-type="string" calcext:value-type="string">
            <text:p>dce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3]=&quot;2D&quot;;[.D223]=[.E223]);&quot;synth2D&quot;;[.H223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 office:value-type="string" calcext:value-type="string">
            <text:p>e3b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24]=&quot;2D&quot;;[.D224]=[.E224]);&quot;synth2D&quot;;[.H224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 office:value-type="string" calcext:value-type="string">
            <text:p>e3a7c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225]=&quot;2D&quot;;[.D225]=[.E225]);&quot;synth2D&quot;;[.H225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A (Fuel Cut)</text:p>
          </table:table-cell>
          <table:table-cell table:number-columns-repeated="2" table:style-name="ce27" office:value-type="string" calcext:value-type="string">
            <text:p>1120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6]=&quot;2D&quot;;[.D226]=[.E226]);&quot;synth2D&quot;;[.H226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B</text:p>
          </table:table-cell>
          <table:table-cell table:number-columns-repeated="2" table:style-name="ce27" office:value-type="string" calcext:value-type="string">
            <text:p>1120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27]=&quot;2D&quot;;[.D227]=[.E227]);&quot;synth2D&quot;;[.H227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Fuel Resume (MP)</text:p>
          </table:table-cell>
          <table:table-cell table:number-columns-repeated="2" table:style-name="ce27" office:value-type="string" calcext:value-type="string">
            <text:p>1120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8]=&quot;2D&quot;;[.D228]=[.E228]);&quot;synth2D&quot;;[.H228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Enable (Fuel Cut)</text:p>
          </table:table-cell>
          <table:table-cell table:number-columns-repeated="2" table:style-name="ce27" office:value-type="string" calcext:value-type="string">
            <text:p>112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29]=&quot;2D&quot;;[.D229]=[.E229]);&quot;synth2D&quot;;[.H229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Disable (Fuel Cut)</text:p>
          </table:table-cell>
          <table:table-cell table:number-columns-repeated="2" table:style-name="ce27" office:value-type="string" calcext:value-type="string">
            <text:p>112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30]=&quot;2D&quot;;[.D230]=[.E230]);&quot;synth2D&quot;;[.H230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Sport/Sport Sharp</text:p>
          </table:table-cell>
          <table:table-cell table:number-columns-repeated="2" office:value-type="string" calcext:value-type="string">
            <text:p>13c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1]=&quot;2D&quot;;[.D231]=[.E231]);&quot;synth2D&quot;;[.H231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Sport/Sport Sharp</text:p>
          </table:table-cell>
          <table:table-cell table:number-columns-repeated="2" office:value-type="string" calcext:value-type="string">
            <text:p>13c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2]=&quot;2D&quot;;[.D232]=[.E232]);&quot;synth2D&quot;;[.H232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Intelligent</text:p>
          </table:table-cell>
          <table:table-cell table:number-columns-repeated="2" office:value-type="string" calcext:value-type="string">
            <text:p>13c35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3]=&quot;2D&quot;;[.D233]=[.E233]);&quot;synth2D&quot;;[.H233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Intelligent</text:p>
          </table:table-cell>
          <table:table-cell table:number-columns-repeated="2" office:value-type="string" calcext:value-type="string">
            <text:p>13c3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34]=&quot;2D&quot;;[.D234]=[.E234]);&quot;synth2D&quot;;[.H234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Temp Sensor Scaling</text:p>
          </table:table-cell>
          <table:table-cell office:value-type="string" calcext:value-type="string">
            <text:p>126aec</text:p>
          </table:table-cell>
          <table:table-cell office:value-type="string" calcext:value-type="string">
            <text:p>e42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table:formula="of:=IF(AND([.H235]=&quot;2D&quot;;[.D235]=[.E235]);&quot;synth2D&quot;;[.H235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a04</text:p>
          </table:table-cell>
          <table:table-cell office:value-type="string" calcext:value-type="string">
            <text:p>e421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table:formula="of:=IF(AND([.H236]=&quot;2D&quot;;[.D236]=[.E236]);&quot;synth2D&quot;;[.H236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A (ECT)</text:p>
          </table:table-cell>
          <table:table-cell table:number-columns-repeated="2" table:style-name="ce27" office:value-type="string" calcext:value-type="string">
            <text:p>1253e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7]=&quot;2D&quot;;[.D237]=[.E237]);&quot;synth2D&quot;;[.H237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B (ECT)</text:p>
          </table:table-cell>
          <table:table-cell table:number-columns-repeated="2" office:value-type="string" calcext:value-type="string">
            <text:p>1253f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38]=&quot;2D&quot;;[.D238]=[.E238]);&quot;synth2D&quot;;[.H238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(Veh. Speed)</text:p>
          </table:table-cell>
          <table:table-cell table:number-columns-repeated="2" table:style-name="ce27" office:value-type="string" calcext:value-type="string">
            <text:p>1254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39]=&quot;2D&quot;;[.D239]=[.E239]);&quot;synth2D&quot;;[.H239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A (Load Correction)</text:p>
          </table:table-cell>
          <table:table-cell table:number-columns-repeated="2" office:value-type="string" calcext:value-type="string">
            <text:p>1025a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40]=&quot;2D&quot;;[.D240]=[.E240]);&quot;synth2D&quot;;[.H240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B (Load)</text:p>
          </table:table-cell>
          <table:table-cell table:style-name="ce27" office:value-type="string" calcext:value-type="string">
            <text:p>102840</text:p>
          </table:table-cell>
          <table:table-cell office:value-type="string" calcext:value-type="string">
            <text:p>dca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1]=&quot;2D&quot;;[.D241]=[.E241]);&quot;synth2D&quot;;[.H241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C (RPM Correction)</text:p>
          </table:table-cell>
          <table:table-cell table:style-name="ce27" office:value-type="string" calcext:value-type="string">
            <text:p>102898</text:p>
          </table:table-cell>
          <table:table-cell office:value-type="string" calcext:value-type="string">
            <text:p>dca9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42]=&quot;2D&quot;;[.D242]=[.E242]);&quot;synth2D&quot;;[.H242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Shift Indicator D (Min Speed)</text:p>
          </table:table-cell>
          <table:table-cell table:number-columns-repeated="2" office:value-type="string" calcext:value-type="string">
            <text:p>1025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243]=&quot;2D&quot;;[.D243]=[.E243]);&quot;synth2D&quot;;[.H243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A</text:p>
          </table:table-cell>
          <table:table-cell table:number-columns-repeated="2" office:value-type="string" calcext:value-type="string">
            <text:p>104a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44]=&quot;2D&quot;;[.D244]=[.E244]);&quot;synth2D&quot;;[.H244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B</text:p>
          </table:table-cell>
          <table:table-cell table:number-columns-repeated="2" office:value-type="string" calcext:value-type="string">
            <text:p>104a2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45]=&quot;2D&quot;;[.D245]=[.E245]);&quot;synth2D&quot;;[.H245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A</text:p>
          </table:table-cell>
          <table:table-cell office:value-type="string" calcext:value-type="string">
            <text:p>1210b8</text:p>
          </table:table-cell>
          <table:table-cell office:value-type="string" calcext:value-type="string">
            <text:p>e30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6]=&quot;2D&quot;;[.D246]=[.E246]);&quot;synth2D&quot;;[.H24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B</text:p>
          </table:table-cell>
          <table:table-cell office:value-type="string" calcext:value-type="string">
            <text:p>1210d8</text:p>
          </table:table-cell>
          <table:table-cell office:value-type="string" calcext:value-type="string">
            <text:p>e30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7]=&quot;2D&quot;;[.D247]=[.E247]);&quot;synth2D&quot;;[.H24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C</text:p>
          </table:table-cell>
          <table:table-cell office:value-type="string" calcext:value-type="string">
            <text:p>1210f8</text:p>
          </table:table-cell>
          <table:table-cell office:value-type="string" calcext:value-type="string">
            <text:p>e30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8]=&quot;2D&quot;;[.D248]=[.E248]);&quot;synth2D&quot;;[.H24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D</text:p>
          </table:table-cell>
          <table:table-cell table:style-name="ce27" office:value-type="string" calcext:value-type="string">
            <text:p>121118</text:p>
          </table:table-cell>
          <table:table-cell office:value-type="string" calcext:value-type="string">
            <text:p>e30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49]=&quot;2D&quot;;[.D249]=[.E249]);&quot;synth2D&quot;;[.H24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E</text:p>
          </table:table-cell>
          <table:table-cell table:style-name="ce27" office:value-type="string" calcext:value-type="string">
            <text:p>121138</text:p>
          </table:table-cell>
          <table:table-cell office:value-type="string" calcext:value-type="string">
            <text:p>e30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0]=&quot;2D&quot;;[.D250]=[.E250]);&quot;synth2D&quot;;[.H25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F</text:p>
          </table:table-cell>
          <table:table-cell table:style-name="ce27" office:value-type="string" calcext:value-type="string">
            <text:p>121158</text:p>
          </table:table-cell>
          <table:table-cell office:value-type="string" calcext:value-type="string">
            <text:p>e30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1]=&quot;2D&quot;;[.D251]=[.E251]);&quot;synth2D&quot;;[.H25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G</text:p>
          </table:table-cell>
          <table:table-cell table:style-name="ce27" office:value-type="string" calcext:value-type="string">
            <text:p>121178</text:p>
          </table:table-cell>
          <table:table-cell office:value-type="string" calcext:value-type="string">
            <text:p>e30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2]=&quot;2D&quot;;[.D252]=[.E252]);&quot;synth2D&quot;;[.H25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H</text:p>
          </table:table-cell>
          <table:table-cell office:value-type="string" calcext:value-type="string">
            <text:p>1211d8</text:p>
          </table:table-cell>
          <table:table-cell office:value-type="string" calcext:value-type="string">
            <text:p>e30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3]=&quot;2D&quot;;[.D253]=[.E253]);&quot;synth2D&quot;;[.H25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I</text:p>
          </table:table-cell>
          <table:table-cell table:style-name="ce27" office:value-type="string" calcext:value-type="string">
            <text:p>121238</text:p>
          </table:table-cell>
          <table:table-cell office:value-type="string" calcext:value-type="string">
            <text:p>e30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4]=&quot;2D&quot;;[.D254]=[.E254]);&quot;synth2D&quot;;[.H25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J</text:p>
          </table:table-cell>
          <table:table-cell table:style-name="ce27" office:value-type="string" calcext:value-type="string">
            <text:p>121298</text:p>
          </table:table-cell>
          <table:table-cell office:value-type="string" calcext:value-type="string">
            <text:p>e30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5]=&quot;2D&quot;;[.D255]=[.E255]);&quot;synth2D&quot;;[.H25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K</text:p>
          </table:table-cell>
          <table:table-cell office:value-type="string" calcext:value-type="string">
            <text:p>1212f8</text:p>
          </table:table-cell>
          <table:table-cell office:value-type="string" calcext:value-type="string">
            <text:p>e30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6]=&quot;2D&quot;;[.D256]=[.E256]);&quot;synth2D&quot;;[.H25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L</text:p>
          </table:table-cell>
          <table:table-cell table:style-name="ce27" office:value-type="string" calcext:value-type="string">
            <text:p>121358</text:p>
          </table:table-cell>
          <table:table-cell office:value-type="string" calcext:value-type="string">
            <text:p>e30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57]=&quot;2D&quot;;[.D257]=[.E257]);&quot;synth2D&quot;;[.H25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</text:p>
          </table:table-cell>
          <table:table-cell office:value-type="string" calcext:value-type="string">
            <text:p>122a3c</text:p>
          </table:table-cell>
          <table:table-cell office:value-type="string" calcext:value-type="string">
            <text:p>e35f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8]=&quot;2D&quot;;[.D258]=[.E258]);&quot;synth2D&quot;;[.H258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B</text:p>
          </table:table-cell>
          <table:table-cell office:value-type="string" calcext:value-type="string">
            <text:p>122c08</text:p>
          </table:table-cell>
          <table:table-cell office:value-type="string" calcext:value-type="string">
            <text:p>e36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59]=&quot;2D&quot;;[.D259]=[.E259]);&quot;synth2D&quot;;[.H259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3b4</text:p>
          </table:table-cell>
          <table:table-cell office:value-type="string" calcext:value-type="string">
            <text:p>e311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60]=&quot;2D&quot;;[.D260]=[.E260]);&quot;synth2D&quot;;[.H26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Dwell</text:p>
          </table:table-cell>
          <table:table-cell table:style-name="ce27" office:value-type="string" calcext:value-type="string">
            <text:p>127210</text:p>
          </table:table-cell>
          <table:table-cell office:value-type="string" calcext:value-type="string">
            <text:p>e42d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61]=&quot;2D&quot;;[.D261]=[.E261]);&quot;synth2D&quot;;[.H261])" office:value-type="string" office:string-value="3D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Protection</text:p>
          </table:table-cell>
          <table:table-cell office:value-type="string" calcext:value-type="string">
            <text:p>1006a8</text:p>
          </table:table-cell>
          <table:table-cell office:value-type="string" calcext:value-type="string">
            <text:p>dc6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62]=&quot;2D&quot;;[.D262]=[.E262]);&quot;synth2D&quot;;[.H262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AFR Sensor Heater Duty Cycle A</text:p>
          </table:table-cell>
          <table:table-cell office:value-type="float" office:value="100770" calcext:value-type="float">
            <text:p>100770</text:p>
          </table:table-cell>
          <table:table-cell office:value-type="string" calcext:value-type="string">
            <text:p>dc7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63]=&quot;2D&quot;;[.D263]=[.E263]);&quot;synth2D&quot;;[.H263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AFR Sensor Heater Duty Cycle B</text:p>
          </table:table-cell>
          <table:table-cell table:style-name="ce27" office:value-type="string" calcext:value-type="string">
            <text:p>100788</text:p>
          </table:table-cell>
          <table:table-cell office:value-type="string" calcext:value-type="string">
            <text:p>dc73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264]=&quot;2D&quot;;[.D264]=[.E264]);&quot;synth2D&quot;;[.H264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ing Limit</text:p>
          </table:table-cell>
          <table:table-cell table:style-name="ce27" office:value-type="string" calcext:value-type="string">
            <text:p>100e38</text:p>
          </table:table-cell>
          <table:table-cell office:value-type="string" calcext:value-type="string">
            <text:p>dc7a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265]=&quot;2D&quot;;[.D265]=[.E265]);&quot;synth2D&quot;;[.H265])" office:value-type="string" office:string-value="3D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 office:value-type="string" calcext:value-type="string">
            <text:p>dca3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266]=&quot;2D&quot;;[.D266]=[.E266]);&quot;synth2D&quot;;[.H266])" office:value-type="string" office:string-value="2D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cb0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67]=&quot;2D&quot;;[.D267]=[.E267]);&quot;synth2D&quot;;[.H267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cb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68]=&quot;2D&quot;;[.D268]=[.E268]);&quot;synth2D&quot;;[.H268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 office:value-type="string" calcext:value-type="string">
            <text:p>dd1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69]=&quot;2D&quot;;[.D269]=[.E269]);&quot;synth2D&quot;;[.H269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d1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270]=&quot;2D&quot;;[.D270]=[.E270]);&quot;synth2D&quot;;[.H270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 office:value-type="string" calcext:value-type="string">
            <text:p>dda0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271]=&quot;2D&quot;;[.D271]=[.E271]);&quot;synth2D&quot;;[.H271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dcb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272]=&quot;2D&quot;;[.D272]=[.E272]);&quot;synth2D&quot;;[.H272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dcd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273]=&quot;2D&quot;;[.D273]=[.E273]);&quot;synth2D&quot;;[.H273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2</text:p>
          </table:table-cell>
          <table:table-cell office:value-type="string" calcext:value-type="string">
            <text:p>ddd4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74]=&quot;2D&quot;;[.D274]=[.E274]);&quot;synth2D&quot;;[.H274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af</text:p>
          </table:table-cell>
          <table:table-cell office:value-type="string" calcext:value-type="string">
            <text:p>ddd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table:formula="of:=IF(AND([.H275]=&quot;2D&quot;;[.D275]=[.E275]);&quot;synth2D&quot;;[.H275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DTC Threshold</text:p>
          </table:table-cell>
          <table:table-cell office:value-type="string" calcext:value-type="string">
            <text:p>10cd4c</text:p>
          </table:table-cell>
          <table:table-cell office:value-type="string" calcext:value-type="string">
            <text:p>dec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table:formula="of:=IF(AND([.H276]=&quot;2D&quot;;[.D276]=[.E276]);&quot;synth2D&quot;;[.H276])" office:value-type="string" office:string-value="3D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inimum Correction</text:p>
          </table:table-cell>
          <table:table-cell office:value-type="string" calcext:value-type="string">
            <text:p>112b4c</text:p>
          </table:table-cell>
          <table:table-cell office:value-type="string" calcext:value-type="string">
            <text:p>df7d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7]=&quot;2D&quot;;[.D277]=[.E277]);&quot;synth2D&quot;;[.H277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aximum Correction</text:p>
          </table:table-cell>
          <table:table-cell office:value-type="string" calcext:value-type="string">
            <text:p>112b7c</text:p>
          </table:table-cell>
          <table:table-cell office:value-type="string" calcext:value-type="string">
            <text:p>df7e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278]=&quot;2D&quot;;[.D278]=[.E278]);&quot;synth2D&quot;;[.H278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4cf0</text:p>
          </table:table-cell>
          <table:table-cell office:value-type="string" calcext:value-type="string">
            <text:p>e07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279]=&quot;2D&quot;;[.D279]=[.E279]);&quot;synth2D&quot;;[.H279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d40</text:p>
          </table:table-cell>
          <table:table-cell office:value-type="string" calcext:value-type="string">
            <text:p>e07f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formula="of:=IF(AND([.H280]=&quot;2D&quot;;[.D280]=[.E280]);&quot;synth2D&quot;;[.H280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d88</text:p>
          </table:table-cell>
          <table:table-cell office:value-type="string" calcext:value-type="string">
            <text:p>e07f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table:formula="of:=IF(AND([.H281]=&quot;2D&quot;;[.D281]=[.E281]);&quot;synth2D&quot;;[.H281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</text:p>
          </table:table-cell>
          <table:table-cell office:value-type="string" calcext:value-type="string">
            <text:p>115b64</text:p>
          </table:table-cell>
          <table:table-cell office:value-type="string" calcext:value-type="string">
            <text:p>e0a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2]=&quot;2D&quot;;[.D282]=[.E282]);&quot;synth2D&quot;;[.H28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bd8</text:p>
          </table:table-cell>
          <table:table-cell office:value-type="string" calcext:value-type="string">
            <text:p>e0a5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table:formula="of:=IF(AND([.H283]=&quot;2D&quot;;[.D283]=[.E283]);&quot;synth2D&quot;;[.H28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5ca4</text:p>
          </table:table-cell>
          <table:table-cell office:value-type="string" calcext:value-type="string">
            <text:p>e0a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4]=&quot;2D&quot;;[.D284]=[.E284]);&quot;synth2D&quot;;[.H284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cb8</text:p>
          </table:table-cell>
          <table:table-cell office:value-type="string" calcext:value-type="string">
            <text:p>e0a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5]=&quot;2D&quot;;[.D285]=[.E285]);&quot;synth2D&quot;;[.H285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5ccc</text:p>
          </table:table-cell>
          <table:table-cell office:value-type="string" calcext:value-type="string">
            <text:p>e0ab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86]=&quot;2D&quot;;[.D286]=[.E286]);&quot;synth2D&quot;;[.H286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 (Override)</text:p>
          </table:table-cell>
          <table:table-cell office:value-type="string" calcext:value-type="string">
            <text:p>5ff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7]=&quot;2D&quot;;[.D287]=[.E287]);&quot;synth2D&quot;;[.H287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 (Override)</text:p>
          </table:table-cell>
          <table:table-cell office:value-type="string" calcext:value-type="string">
            <text:p>5ff8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8]=&quot;2D&quot;;[.D288]=[.E288]);&quot;synth2D&quot;;[.H288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 (Override)</text:p>
          </table:table-cell>
          <table:table-cell office:value-type="string" calcext:value-type="string">
            <text:p>5ff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89]=&quot;2D&quot;;[.D289]=[.E289]);&quot;synth2D&quot;;[.H289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 (Override)</text:p>
          </table:table-cell>
          <table:table-cell office:value-type="string" calcext:value-type="string">
            <text:p>5ff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0]=&quot;2D&quot;;[.D290]=[.E290]);&quot;synth2D&quot;;[.H290])" office:value-type="string" office:string-value="Switch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A</text:p>
          </table:table-cell>
          <table:table-cell office:value-type="string" calcext:value-type="string">
            <text:p>115d20</text:p>
          </table:table-cell>
          <table:table-cell office:value-type="string" calcext:value-type="string">
            <text:p>e0ac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291]=&quot;2D&quot;;[.D291]=[.E291]);&quot;synth2D&quot;;[.H29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A</text:p>
          </table:table-cell>
          <table:table-cell office:value-type="string" calcext:value-type="string">
            <text:p>115dc4</text:p>
          </table:table-cell>
          <table:table-cell office:value-type="string" calcext:value-type="string">
            <text:p>e0b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2]=&quot;2D&quot;;[.D292]=[.E292]);&quot;synth2D&quot;;[.H29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B</text:p>
          </table:table-cell>
          <table:table-cell office:value-type="string" calcext:value-type="string">
            <text:p>1178a8</text:p>
          </table:table-cell>
          <table:table-cell office:value-type="string" calcext:value-type="string">
            <text:p>e10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table:formula="of:=IF(AND([.H293]=&quot;2D&quot;;[.D293]=[.E293]);&quot;synth2D&quot;;[.H29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03c</text:p>
          </table:table-cell>
          <table:table-cell office:value-type="string" calcext:value-type="string">
            <text:p>e0bc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4]=&quot;2D&quot;;[.D294]=[.E294]);&quot;synth2D&quot;;[.H294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</text:p>
          </table:table-cell>
          <table:table-cell table:style-name="ce27" office:value-type="string" calcext:value-type="string">
            <text:p>116050</text:p>
          </table:table-cell>
          <table:table-cell office:value-type="string" calcext:value-type="string">
            <text:p>e0be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295]=&quot;2D&quot;;[.D295]=[.E295]);&quot;synth2D&quot;;[.H295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5f3c</text:p>
          </table:table-cell>
          <table:table-cell office:value-type="string" calcext:value-type="string">
            <text:p>e0ba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296]=&quot;2D&quot;;[.D296]=[.E296]);&quot;synth2D&quot;;[.H296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 (Override)</text:p>
          </table:table-cell>
          <table:table-cell table:style-name="ce27" office:value-type="string" calcext:value-type="string">
            <text:p>622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7]=&quot;2D&quot;;[.D297]=[.E297]);&quot;synth2D&quot;;[.H297])" office:value-type="string" office:string-value="Switch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 (Override)</text:p>
          </table:table-cell>
          <table:table-cell table:style-name="ce27" office:value-type="string" calcext:value-type="string">
            <text:p>6223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table:formula="of:=IF(AND([.H298]=&quot;2D&quot;;[.D298]=[.E298]);&quot;synth2D&quot;;[.H298])" office:value-type="string" office:string-value="Switch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08</text:p>
          </table:table-cell>
          <table:table-cell office:value-type="string" calcext:value-type="string">
            <text:p>df7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299]=&quot;2D&quot;;[.D299]=[.E299]);&quot;synth2D&quot;;[.H299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60d0</text:p>
          </table:table-cell>
          <table:table-cell office:value-type="string" calcext:value-type="string">
            <text:p>e0c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0]=&quot;2D&quot;;[.D300]=[.E300]);&quot;synth2D&quot;;[.H300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</text:p>
          </table:table-cell>
          <table:table-cell office:value-type="string" calcext:value-type="string">
            <text:p>1161f4</text:p>
          </table:table-cell>
          <table:table-cell office:value-type="string" calcext:value-type="string">
            <text:p>e0c8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1]=&quot;2D&quot;;[.D301]=[.E301]);&quot;synth2D&quot;;[.H301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Unknown</text:p>
          </table:table-cell>
          <table:table-cell office:value-type="string" calcext:value-type="string">
            <text:p>114dd0</text:p>
          </table:table-cell>
          <table:table-cell office:value-type="string" calcext:value-type="string">
            <text:p>e08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02]=&quot;2D&quot;;[.D302]=[.E302]);&quot;synth2D&quot;;[.H302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</text:p>
          </table:table-cell>
          <table:table-cell office:value-type="string" calcext:value-type="string">
            <text:p>1140ae</text:p>
          </table:table-cell>
          <table:table-cell office:value-type="string" calcext:value-type="string">
            <text:p>e03c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03]=&quot;2D&quot;;[.D303]=[.E303]);&quot;synth2D&quot;;[.H303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 B</text:p>
          </table:table-cell>
          <table:table-cell office:value-type="string" calcext:value-type="string">
            <text:p>10bf70</text:p>
          </table:table-cell>
          <table:table-cell office:value-type="string" calcext:value-type="string">
            <text:p>de8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04]=&quot;2D&quot;;[.D304]=[.E304]);&quot;synth2D&quot;;[.H304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8c8</text:p>
          </table:table-cell>
          <table:table-cell office:value-type="string" calcext:value-type="string">
            <text:p>e0db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05]=&quot;2D&quot;;[.D305]=[.E305]);&quot;synth2D&quot;;[.H305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a84</text:p>
          </table:table-cell>
          <table:table-cell office:value-type="string" calcext:value-type="string">
            <text:p>e0dc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06]=&quot;2D&quot;;[.D306]=[.E306]);&quot;synth2D&quot;;[.H306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B</text:p>
          </table:table-cell>
          <table:table-cell table:style-name="ce27" office:value-type="string" calcext:value-type="string">
            <text:p>117760</text:p>
          </table:table-cell>
          <table:table-cell office:value-type="string" calcext:value-type="string">
            <text:p>e106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07]=&quot;2D&quot;;[.D307]=[.E307]);&quot;synth2D&quot;;[.H307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</text:p>
          </table:table-cell>
          <table:table-cell office:value-type="string" calcext:value-type="string">
            <text:p>117fec</text:p>
          </table:table-cell>
          <table:table-cell office:value-type="string" calcext:value-type="string">
            <text:p>e12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8]=&quot;2D&quot;;[.D308]=[.E308]);&quot;synth2D&quot;;[.H30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04c</text:p>
          </table:table-cell>
          <table:table-cell office:value-type="string" calcext:value-type="string">
            <text:p>e12c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09]=&quot;2D&quot;;[.D309]=[.E309]);&quot;synth2D&quot;;[.H30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80ac</text:p>
          </table:table-cell>
          <table:table-cell office:value-type="string" calcext:value-type="string">
            <text:p>e12e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0]=&quot;2D&quot;;[.D310]=[.E310]);&quot;synth2D&quot;;[.H31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4</text:p>
          </table:table-cell>
          <table:table-cell table:style-name="ce27" office:value-type="string" calcext:value-type="string">
            <text:p>118118</text:p>
          </table:table-cell>
          <table:table-cell office:value-type="string" calcext:value-type="string">
            <text:p>e13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1]=&quot;2D&quot;;[.D311]=[.E311]);&quot;synth2D&quot;;[.H31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5</text:p>
          </table:table-cell>
          <table:table-cell table:style-name="ce27" office:value-type="string" calcext:value-type="string">
            <text:p>118184</text:p>
          </table:table-cell>
          <table:table-cell office:value-type="string" calcext:value-type="string">
            <text:p>e13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2]=&quot;2D&quot;;[.D312]=[.E312]);&quot;synth2D&quot;;[.H31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6</text:p>
          </table:table-cell>
          <table:table-cell table:style-name="ce27" office:value-type="string" calcext:value-type="string">
            <text:p>1181e4</text:p>
          </table:table-cell>
          <table:table-cell office:value-type="string" calcext:value-type="string">
            <text:p>e133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3]=&quot;2D&quot;;[.D313]=[.E313]);&quot;synth2D&quot;;[.H31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7</text:p>
          </table:table-cell>
          <table:table-cell table:style-name="ce27" office:value-type="string" calcext:value-type="string">
            <text:p>118244</text:p>
          </table:table-cell>
          <table:table-cell office:value-type="string" calcext:value-type="string">
            <text:p>e13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4]=&quot;2D&quot;;[.D314]=[.E314]);&quot;synth2D&quot;;[.H31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82a4</text:p>
          </table:table-cell>
          <table:table-cell office:value-type="string" calcext:value-type="string">
            <text:p>e137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5]=&quot;2D&quot;;[.D315]=[.E315]);&quot;synth2D&quot;;[.H31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9</text:p>
          </table:table-cell>
          <table:table-cell table:style-name="ce27" office:value-type="string" calcext:value-type="string">
            <text:p>118310</text:p>
          </table:table-cell>
          <table:table-cell office:value-type="string" calcext:value-type="string">
            <text:p>e139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6]=&quot;2D&quot;;[.D316]=[.E316]);&quot;synth2D&quot;;[.H31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0</text:p>
          </table:table-cell>
          <table:table-cell table:style-name="ce27" office:value-type="string" calcext:value-type="string">
            <text:p>118370</text:p>
          </table:table-cell>
          <table:table-cell office:value-type="string" calcext:value-type="string">
            <text:p>e13a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7]=&quot;2D&quot;;[.D317]=[.E317]);&quot;synth2D&quot;;[.H31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1</text:p>
          </table:table-cell>
          <table:table-cell office:value-type="string" calcext:value-type="string">
            <text:p>1183dc</text:p>
          </table:table-cell>
          <table:table-cell office:value-type="string" calcext:value-type="string">
            <text:p>e13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8]=&quot;2D&quot;;[.D318]=[.E318]);&quot;synth2D&quot;;[.H31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43c</text:p>
          </table:table-cell>
          <table:table-cell office:value-type="string" calcext:value-type="string">
            <text:p>e13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19]=&quot;2D&quot;;[.D319]=[.E319]);&quot;synth2D&quot;;[.H31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4a8</text:p>
          </table:table-cell>
          <table:table-cell office:value-type="string" calcext:value-type="string">
            <text:p>e14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0]=&quot;2D&quot;;[.D320]=[.E320]);&quot;synth2D&quot;;[.H32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4</text:p>
          </table:table-cell>
          <table:table-cell table:style-name="ce27" office:value-type="string" calcext:value-type="string">
            <text:p>118508</text:p>
          </table:table-cell>
          <table:table-cell office:value-type="string" calcext:value-type="string">
            <text:p>e14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1]=&quot;2D&quot;;[.D321]=[.E321]);&quot;synth2D&quot;;[.H32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B</text:p>
          </table:table-cell>
          <table:table-cell office:value-type="string" calcext:value-type="string">
            <text:p>118cac</text:p>
          </table:table-cell>
          <table:table-cell office:value-type="string" calcext:value-type="string">
            <text:p>e15c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22]=&quot;2D&quot;;[.D322]=[.E322]);&quot;synth2D&quot;;[.H32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C</text:p>
          </table:table-cell>
          <table:table-cell office:value-type="string" calcext:value-type="string">
            <text:p>11397c</text:p>
          </table:table-cell>
          <table:table-cell office:value-type="string" calcext:value-type="string">
            <text:p>e006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3]=&quot;2D&quot;;[.D323]=[.E323]);&quot;synth2D&quot;;[.H323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D</text:p>
          </table:table-cell>
          <table:table-cell table:style-name="ce27" office:value-type="string" calcext:value-type="string">
            <text:p>113982</text:p>
          </table:table-cell>
          <table:table-cell office:value-type="string" calcext:value-type="string">
            <text:p>e00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4]=&quot;2D&quot;;[.D324]=[.E324]);&quot;synth2D&quot;;[.H324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E</text:p>
          </table:table-cell>
          <table:table-cell table:style-name="ce27" office:value-type="string" calcext:value-type="string">
            <text:p>113988</text:p>
          </table:table-cell>
          <table:table-cell office:value-type="string" calcext:value-type="string">
            <text:p>e009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5]=&quot;2D&quot;;[.D325]=[.E325]);&quot;synth2D&quot;;[.H325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1398e</text:p>
          </table:table-cell>
          <table:table-cell office:value-type="string" calcext:value-type="string">
            <text:p>e00a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26]=&quot;2D&quot;;[.D326]=[.E326]);&quot;synth2D&quot;;[.H32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G</text:p>
          </table:table-cell>
          <table:table-cell office:value-type="string" calcext:value-type="string">
            <text:p>1139b4</text:p>
          </table:table-cell>
          <table:table-cell office:value-type="string" calcext:value-type="string">
            <text:p>e00b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7]=&quot;2D&quot;;[.D327]=[.E327]);&quot;synth2D&quot;;[.H32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H</text:p>
          </table:table-cell>
          <table:table-cell table:style-name="ce27" office:value-type="string" calcext:value-type="string">
            <text:p>1139e4</text:p>
          </table:table-cell>
          <table:table-cell office:value-type="string" calcext:value-type="string">
            <text:p>e00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8]=&quot;2D&quot;;[.D328]=[.E328]);&quot;synth2D&quot;;[.H32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13a14</text:p>
          </table:table-cell>
          <table:table-cell office:value-type="string" calcext:value-type="string">
            <text:p>e00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29]=&quot;2D&quot;;[.D329]=[.E329]);&quot;synth2D&quot;;[.H32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13a44</text:p>
          </table:table-cell>
          <table:table-cell office:value-type="string" calcext:value-type="string">
            <text:p>e00f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30]=&quot;2D&quot;;[.D330]=[.E330]);&quot;synth2D&quot;;[.H33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12a72</text:p>
          </table:table-cell>
          <table:table-cell office:value-type="string" calcext:value-type="string">
            <text:p>df7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31]=&quot;2D&quot;;[.D331]=[.E331]);&quot;synth2D&quot;;[.H331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L</text:p>
          </table:table-cell>
          <table:table-cell table:style-name="ce27" office:value-type="string" calcext:value-type="string">
            <text:p>118830</text:p>
          </table:table-cell>
          <table:table-cell office:value-type="string" calcext:value-type="string">
            <text:p>e14c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32]=&quot;2D&quot;;[.D332]=[.E332]);&quot;synth2D&quot;;[.H33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87ac</text:p>
          </table:table-cell>
          <table:table-cell office:value-type="string" calcext:value-type="string">
            <text:p>e14a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table:formula="of:=IF(AND([.H333]=&quot;2D&quot;;[.D333]=[.E333]);&quot;synth2D&quot;;[.H33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N</text:p>
          </table:table-cell>
          <table:table-cell table:style-name="ce27" office:value-type="string" calcext:value-type="string">
            <text:p>118668</text:p>
          </table:table-cell>
          <table:table-cell office:value-type="string" calcext:value-type="string">
            <text:p>e14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34]=&quot;2D&quot;;[.D334]=[.E334]);&quot;synth2D&quot;;[.H33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O</text:p>
          </table:table-cell>
          <table:table-cell office:value-type="string" calcext:value-type="string">
            <text:p>11874c</text:p>
          </table:table-cell>
          <table:table-cell office:value-type="string" calcext:value-type="string">
            <text:p>e148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35]=&quot;2D&quot;;[.D335]=[.E335]);&quot;synth2D&quot;;[.H33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P</text:p>
          </table:table-cell>
          <table:table-cell office:value-type="string" calcext:value-type="string">
            <text:p>112a34</text:p>
          </table:table-cell>
          <table:table-cell office:value-type="string" calcext:value-type="string">
            <text:p>df7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36]=&quot;2D&quot;;[.D336]=[.E336]);&quot;synth2D&quot;;[.H336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1393a</text:p>
          </table:table-cell>
          <table:table-cell office:value-type="string" calcext:value-type="string">
            <text:p>e001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37]=&quot;2D&quot;;[.D337]=[.E337]);&quot;synth2D&quot;;[.H337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12a68</text:p>
          </table:table-cell>
          <table:table-cell office:value-type="string" calcext:value-type="string">
            <text:p>df73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table:formula="of:=IF(AND([.H338]=&quot;2D&quot;;[.D338]=[.E338]);&quot;synth2D&quot;;[.H338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W</text:p>
          </table:table-cell>
          <table:table-cell table:style-name="ce27" office:value-type="string" calcext:value-type="string">
            <text:p>113934</text:p>
          </table:table-cell>
          <table:table-cell office:value-type="string" calcext:value-type="string">
            <text:p>e000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39]=&quot;2D&quot;;[.D339]=[.E339]);&quot;synth2D&quot;;[.H339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A</text:p>
          </table:table-cell>
          <table:table-cell table:style-name="ce27" office:value-type="string" calcext:value-type="string">
            <text:p>113946</text:p>
          </table:table-cell>
          <table:table-cell office:value-type="string" calcext:value-type="string">
            <text:p>e00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40]=&quot;2D&quot;;[.D340]=[.E340]);&quot;synth2D&quot;;[.H340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D</text:p>
          </table:table-cell>
          <table:table-cell table:style-name="ce27" office:value-type="string" calcext:value-type="string">
            <text:p>113940</text:p>
          </table:table-cell>
          <table:table-cell office:value-type="string" calcext:value-type="string">
            <text:p>e0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table:formula="of:=IF(AND([.H341]=&quot;2D&quot;;[.D341]=[.E341]);&quot;synth2D&quot;;[.H341])" office:value-type="string" office:string-value="2D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8d58</text:p>
          </table:table-cell>
          <table:table-cell office:value-type="string" calcext:value-type="string">
            <text:p>e15d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2]=&quot;2D&quot;;[.D342]=[.E342]);&quot;synth2D&quot;;[.H34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I</text:p>
          </table:table-cell>
          <table:table-cell table:style-name="ce27" office:value-type="string" calcext:value-type="string">
            <text:p>118e04</text:p>
          </table:table-cell>
          <table:table-cell office:value-type="string" calcext:value-type="string">
            <text:p>e15f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3]=&quot;2D&quot;;[.D343]=[.E343]);&quot;synth2D&quot;;[.H34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8eb0</text:p>
          </table:table-cell>
          <table:table-cell office:value-type="string" calcext:value-type="string">
            <text:p>e160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4]=&quot;2D&quot;;[.D344]=[.E344]);&quot;synth2D&quot;;[.H34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K</text:p>
          </table:table-cell>
          <table:table-cell office:value-type="string" calcext:value-type="string">
            <text:p>118f5c</text:p>
          </table:table-cell>
          <table:table-cell office:value-type="string" calcext:value-type="string">
            <text:p>e162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5]=&quot;2D&quot;;[.D345]=[.E345]);&quot;synth2D&quot;;[.H34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L</text:p>
          </table:table-cell>
          <table:table-cell table:style-name="ce27" office:value-type="string" calcext:value-type="string">
            <text:p>116270</text:p>
          </table:table-cell>
          <table:table-cell office:value-type="string" calcext:value-type="string">
            <text:p>e0ca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6]=&quot;2D&quot;;[.D346]=[.E346]);&quot;synth2D&quot;;[.H34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M</text:p>
          </table:table-cell>
          <table:table-cell table:style-name="ce27" office:value-type="string" calcext:value-type="string">
            <text:p>119008</text:p>
          </table:table-cell>
          <table:table-cell office:value-type="string" calcext:value-type="string">
            <text:p>e16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7]=&quot;2D&quot;;[.D347]=[.E347]);&quot;synth2D&quot;;[.H34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90b4</text:p>
          </table:table-cell>
          <table:table-cell office:value-type="string" calcext:value-type="string">
            <text:p>e16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48]=&quot;2D&quot;;[.D348]=[.E348]);&quot;synth2D&quot;;[.H34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404</text:p>
          </table:table-cell>
          <table:table-cell office:value-type="string" calcext:value-type="string">
            <text:p>e19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49]=&quot;2D&quot;;[.D349]=[.E349]);&quot;synth2D&quot;;[.H349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 B</text:p>
          </table:table-cell>
          <table:table-cell office:value-type="string" calcext:value-type="string">
            <text:p>11b4a0</text:p>
          </table:table-cell>
          <table:table-cell office:value-type="string" calcext:value-type="string">
            <text:p>e19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IF(AND([.H350]=&quot;2D&quot;;[.D350]=[.E350]);&quot;synth2D&quot;;[.H350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low Rate</text:p>
          </table:table-cell>
          <table:table-cell office:value-type="string" calcext:value-type="string">
            <text:p>11c088</text:p>
          </table:table-cell>
          <table:table-cell office:value-type="string" calcext:value-type="string">
            <text:p>e1bb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table:formula="of:=IF(AND([.H351]=&quot;2D&quot;;[.D351]=[.E351]);&quot;synth2D&quot;;[.H35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Post Start</text:p>
          </table:table-cell>
          <table:table-cell office:value-type="string" calcext:value-type="string">
            <text:p>11cb6e</text:p>
          </table:table-cell>
          <table:table-cell office:value-type="string" calcext:value-type="string">
            <text:p>e1c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52]=&quot;2D&quot;;[.D352]=[.E352]);&quot;synth2D&quot;;[.H35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ming</text:p>
          </table:table-cell>
          <table:table-cell office:value-type="string" calcext:value-type="string">
            <text:p>11cba0</text:p>
          </table:table-cell>
          <table:table-cell office:value-type="string" calcext:value-type="string">
            <text:p>e1c2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53]=&quot;2D&quot;;[.D353]=[.E353]);&quot;synth2D&quot;;[.H35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c68</text:p>
          </table:table-cell>
          <table:table-cell office:value-type="string" calcext:value-type="string">
            <text:p>e1cb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table:formula="of:=IF(AND([.H354]=&quot;2D&quot;;[.D354]=[.E354]);&quot;synth2D&quot;;[.H354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3d8</text:p>
          </table:table-cell>
          <table:table-cell office:value-type="string" calcext:value-type="string">
            <text:p>e21c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355]=&quot;2D&quot;;[.D355]=[.E355]);&quot;synth2D&quot;;[.H355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f0c</text:p>
          </table:table-cell>
          <table:table-cell office:value-type="string" calcext:value-type="string">
            <text:p>e253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356]=&quot;2D&quot;;[.D356]=[.E356]);&quot;synth2D&quot;;[.H356])" office:value-type="string" office:string-value="2D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a38</text:p>
          </table:table-cell>
          <table:table-cell office:value-type="string" calcext:value-type="string">
            <text:p>e27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57]=&quot;2D&quot;;[.D357]=[.E357]);&quot;synth2D&quot;;[.H35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A</text:p>
          </table:table-cell>
          <table:table-cell office:value-type="string" calcext:value-type="string">
            <text:p>11ea70</text:p>
          </table:table-cell>
          <table:table-cell office:value-type="string" calcext:value-type="string">
            <text:p>e276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58]=&quot;2D&quot;;[.D358]=[.E358]);&quot;synth2D&quot;;[.H358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eacc</text:p>
          </table:table-cell>
          <table:table-cell office:value-type="string" calcext:value-type="string">
            <text:p>e278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59]=&quot;2D&quot;;[.D359]=[.E359]);&quot;synth2D&quot;;[.H35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b2c</text:p>
          </table:table-cell>
          <table:table-cell office:value-type="string" calcext:value-type="string">
            <text:p>e27a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table:formula="of:=IF(AND([.H360]=&quot;2D&quot;;[.D360]=[.E360]);&quot;synth2D&quot;;[.H360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bb4</text:p>
          </table:table-cell>
          <table:table-cell office:value-type="string" calcext:value-type="string">
            <text:p>e27c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61]=&quot;2D&quot;;[.D361]=[.E361]);&quot;synth2D&quot;;[.H36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CT Threshhold</text:p>
          </table:table-cell>
          <table:table-cell table:number-columns-repeated="2" office:value-type="string" calcext:value-type="string">
            <text:p>11c5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2]=&quot;2D&quot;;[.D362]=[.E362]);&quot;synth2D&quot;;[.H36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RPM Threshhold</text:p>
          </table:table-cell>
          <table:table-cell table:number-columns-repeated="2" office:value-type="string" calcext:value-type="string">
            <text:p>11c5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3]=&quot;2D&quot;;[.D363]=[.E363]);&quot;synth2D&quot;;[.H36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PS Angle Threshhold</text:p>
          </table:table-cell>
          <table:table-cell table:number-columns-repeated="2" office:value-type="string" calcext:value-type="string">
            <text:p>11c5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4]=&quot;2D&quot;;[.D364]=[.E364]);&quot;synth2D&quot;;[.H36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ngine Load Threshhold</text:p>
          </table:table-cell>
          <table:table-cell table:number-columns-repeated="2" office:value-type="string" calcext:value-type="string">
            <text:p>11c5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365]=&quot;2D&quot;;[.D365]=[.E365]);&quot;synth2D&quot;;[.H36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</text:p>
          </table:table-cell>
          <table:table-cell office:value-type="string" calcext:value-type="string">
            <text:p>11ef28</text:p>
          </table:table-cell>
          <table:table-cell office:value-type="string" calcext:value-type="string">
            <text:p>e28d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table:formula="of:=IF(AND([.H366]=&quot;2D&quot;;[.D366]=[.E366]);&quot;synth2D&quot;;[.H366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e38</text:p>
          </table:table-cell>
          <table:table-cell office:value-type="string" calcext:value-type="string">
            <text:p>e28bc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67]=&quot;2D&quot;;[.D367]=[.E367]);&quot;synth2D&quot;;[.H367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2233c</text:p>
          </table:table-cell>
          <table:table-cell office:value-type="string" calcext:value-type="string">
            <text:p>e355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68]=&quot;2D&quot;;[.D368]=[.E368]);&quot;synth2D&quot;;[.H368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225ec</text:p>
          </table:table-cell>
          <table:table-cell office:value-type="string" calcext:value-type="string">
            <text:p>e356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69]=&quot;2D&quot;;[.D369]=[.E369]);&quot;synth2D&quot;;[.H369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B</text:p>
          </table:table-cell>
          <table:table-cell table:style-name="ce27" office:value-type="string" calcext:value-type="string">
            <text:p>122688</text:p>
          </table:table-cell>
          <table:table-cell office:value-type="string" calcext:value-type="string">
            <text:p>e358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table:formula="of:=IF(AND([.H370]=&quot;2D&quot;;[.D370]=[.E370]);&quot;synth2D&quot;;[.H370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b0c</text:p>
          </table:table-cell>
          <table:table-cell office:value-type="string" calcext:value-type="string">
            <text:p>e4a7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1]=&quot;2D&quot;;[.D371]=[.E371]);&quot;synth2D&quot;;[.H37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8b0</text:p>
          </table:table-cell>
          <table:table-cell office:value-type="string" calcext:value-type="string">
            <text:p>e4a5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2]=&quot;2D&quot;;[.D372]=[.E372]);&quot;synth2D&quot;;[.H37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d4c</text:p>
          </table:table-cell>
          <table:table-cell office:value-type="string" calcext:value-type="string">
            <text:p>e4a9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73]=&quot;2D&quot;;[.D373]=[.E373]);&quot;synth2D&quot;;[.H37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38c</text:p>
          </table:table-cell>
          <table:table-cell office:value-type="string" calcext:value-type="string">
            <text:p>e4b5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4]=&quot;2D&quot;;[.D374]=[.E374]);&quot;synth2D&quot;;[.H37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f80</text:p>
          </table:table-cell>
          <table:table-cell office:value-type="string" calcext:value-type="string">
            <text:p>e4b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375]=&quot;2D&quot;;[.D375]=[.E375]);&quot;synth2D&quot;;[.H37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6bc</text:p>
          </table:table-cell>
          <table:table-cell office:value-type="string" calcext:value-type="string">
            <text:p>e4a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table:formula="of:=IF(AND([.H376]=&quot;2D&quot;;[.D376]=[.E376]);&quot;synth2D&quot;;[.H37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</text:p>
          </table:table-cell>
          <table:table-cell office:value-type="string" calcext:value-type="string">
            <text:p>12bad4</text:p>
          </table:table-cell>
          <table:table-cell office:value-type="string" calcext:value-type="string">
            <text:p>e4c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7]=&quot;2D&quot;;[.D377]=[.E377]);&quot;synth2D&quot;;[.H37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</text:p>
          </table:table-cell>
          <table:table-cell office:value-type="string" calcext:value-type="string">
            <text:p>12bbd4</text:p>
          </table:table-cell>
          <table:table-cell office:value-type="string" calcext:value-type="string">
            <text:p>e4c6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8]=&quot;2D&quot;;[.D378]=[.E378]);&quot;synth2D&quot;;[.H378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C</text:p>
          </table:table-cell>
          <table:table-cell office:value-type="string" calcext:value-type="string">
            <text:p>12bcd4</text:p>
          </table:table-cell>
          <table:table-cell office:value-type="string" calcext:value-type="string">
            <text:p>e4c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79]=&quot;2D&quot;;[.D379]=[.E379]);&quot;synth2D&quot;;[.H379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D</text:p>
          </table:table-cell>
          <table:table-cell office:value-type="string" calcext:value-type="string">
            <text:p>12bdd4</text:p>
          </table:table-cell>
          <table:table-cell office:value-type="string" calcext:value-type="string">
            <text:p>e4c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80]=&quot;2D&quot;;[.D380]=[.E380]);&quot;synth2D&quot;;[.H38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</text:p>
          </table:table-cell>
          <table:table-cell office:value-type="string" calcext:value-type="string">
            <text:p>12be98</text:p>
          </table:table-cell>
          <table:table-cell office:value-type="string" calcext:value-type="string">
            <text:p>e4cc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1]=&quot;2D&quot;;[.D381]=[.E381]);&quot;synth2D&quot;;[.H38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</text:p>
          </table:table-cell>
          <table:table-cell office:value-type="string" calcext:value-type="string">
            <text:p>12beb0</text:p>
          </table:table-cell>
          <table:table-cell office:value-type="string" calcext:value-type="string">
            <text:p>e4c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82]=&quot;2D&quot;;[.D382]=[.E382]);&quot;synth2D&quot;;[.H38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9a7c</text:p>
          </table:table-cell>
          <table:table-cell office:value-type="string" calcext:value-type="string">
            <text:p>e46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3]=&quot;2D&quot;;[.D383]=[.E383]);&quot;synth2D&quot;;[.H383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a2c</text:p>
          </table:table-cell>
          <table:table-cell office:value-type="string" calcext:value-type="string">
            <text:p>e46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4]=&quot;2D&quot;;[.D384]=[.E384]);&quot;synth2D&quot;;[.H38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b1c</text:p>
          </table:table-cell>
          <table:table-cell office:value-type="string" calcext:value-type="string">
            <text:p>e47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5]=&quot;2D&quot;;[.D385]=[.E385]);&quot;synth2D&quot;;[.H385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9acc</text:p>
          </table:table-cell>
          <table:table-cell office:value-type="string" calcext:value-type="string">
            <text:p>e46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6]=&quot;2D&quot;;[.D386]=[.E386]);&quot;synth2D&quot;;[.H38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b6c</text:p>
          </table:table-cell>
          <table:table-cell office:value-type="string" calcext:value-type="string">
            <text:p>e47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87]=&quot;2D&quot;;[.D387]=[.E387]);&quot;synth2D&quot;;[.H38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b84</text:p>
          </table:table-cell>
          <table:table-cell office:value-type="string" calcext:value-type="string">
            <text:p>e4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8]=&quot;2D&quot;;[.D388]=[.E388]);&quot;synth2D&quot;;[.H38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b90</text:p>
          </table:table-cell>
          <table:table-cell office:value-type="string" calcext:value-type="string">
            <text:p>e47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389]=&quot;2D&quot;;[.D389]=[.E389]);&quot;synth2D&quot;;[.H38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</text:p>
          </table:table-cell>
          <table:table-cell office:value-type="string" calcext:value-type="string">
            <text:p>12bfbc</text:p>
          </table:table-cell>
          <table:table-cell office:value-type="string" calcext:value-type="string">
            <text:p>e4d4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0]=&quot;2D&quot;;[.D390]=[.E390]);&quot;synth2D&quot;;[.H39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</text:p>
          </table:table-cell>
          <table:table-cell office:value-type="string" calcext:value-type="string">
            <text:p>12c0d4</text:p>
          </table:table-cell>
          <table:table-cell office:value-type="string" calcext:value-type="string">
            <text:p>e4d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1]=&quot;2D&quot;;[.D391]=[.E391]);&quot;synth2D&quot;;[.H39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C</text:p>
          </table:table-cell>
          <table:table-cell office:value-type="string" calcext:value-type="string">
            <text:p>12c1ec</text:p>
          </table:table-cell>
          <table:table-cell office:value-type="string" calcext:value-type="string">
            <text:p>e4d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2]=&quot;2D&quot;;[.D392]=[.E392]);&quot;synth2D&quot;;[.H39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D</text:p>
          </table:table-cell>
          <table:table-cell office:value-type="string" calcext:value-type="string">
            <text:p>12c304</text:p>
          </table:table-cell>
          <table:table-cell office:value-type="string" calcext:value-type="string">
            <text:p>e4da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table:formula="of:=IF(AND([.H393]=&quot;2D&quot;;[.D393]=[.E393]);&quot;synth2D&quot;;[.H39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</text:p>
          </table:table-cell>
          <table:table-cell office:value-type="string" calcext:value-type="string">
            <text:p>12bf4c</text:p>
          </table:table-cell>
          <table:table-cell office:value-type="string" calcext:value-type="string">
            <text:p>e4d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94]=&quot;2D&quot;;[.D394]=[.E394]);&quot;synth2D&quot;;[.H39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</text:p>
          </table:table-cell>
          <table:table-cell office:value-type="string" calcext:value-type="string">
            <text:p>12bf64</text:p>
          </table:table-cell>
          <table:table-cell office:value-type="string" calcext:value-type="string">
            <text:p>e4d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table:formula="of:=IF(AND([.H395]=&quot;2D&quot;;[.D395]=[.E395]);&quot;synth2D&quot;;[.H39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c24</text:p>
          </table:table-cell>
          <table:table-cell office:value-type="string" calcext:value-type="string">
            <text:p>e47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6]=&quot;2D&quot;;[.D396]=[.E396]);&quot;synth2D&quot;;[.H39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bd4</text:p>
          </table:table-cell>
          <table:table-cell office:value-type="string" calcext:value-type="string">
            <text:p>e47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7]=&quot;2D&quot;;[.D397]=[.E397]);&quot;synth2D&quot;;[.H39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cc4</text:p>
          </table:table-cell>
          <table:table-cell office:value-type="string" calcext:value-type="string">
            <text:p>e47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8]=&quot;2D&quot;;[.D398]=[.E398]);&quot;synth2D&quot;;[.H39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c74</text:p>
          </table:table-cell>
          <table:table-cell office:value-type="string" calcext:value-type="string">
            <text:p>e47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399]=&quot;2D&quot;;[.D399]=[.E399]);&quot;synth2D&quot;;[.H39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d14</text:p>
          </table:table-cell>
          <table:table-cell office:value-type="string" calcext:value-type="string">
            <text:p>e47b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400]=&quot;2D&quot;;[.D400]=[.E400]);&quot;synth2D&quot;;[.H40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d2c</text:p>
          </table:table-cell>
          <table:table-cell office:value-type="string" calcext:value-type="string">
            <text:p>e47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1]=&quot;2D&quot;;[.D401]=[.E401]);&quot;synth2D&quot;;[.H40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d38</text:p>
          </table:table-cell>
          <table:table-cell office:value-type="string" calcext:value-type="string">
            <text:p>e47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2]=&quot;2D&quot;;[.D402]=[.E402]);&quot;synth2D&quot;;[.H402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Unknown ECT A1</text:p>
          </table:table-cell>
          <table:table-cell office:value-type="string" calcext:value-type="string">
            <text:p>12b788</text:p>
          </table:table-cell>
          <table:table-cell office:value-type="string" calcext:value-type="string">
            <text:p>e4bc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table:formula="of:=IF(AND([.H403]=&quot;2D&quot;;[.D403]=[.E403]);&quot;synth2D&quot;;[.H40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Unknown ECT A2</text:p>
          </table:table-cell>
          <table:table-cell office:value-type="string" calcext:value-type="string">
            <text:p>12a174</text:p>
          </table:table-cell>
          <table:table-cell office:value-type="string" calcext:value-type="string">
            <text:p>e4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table:formula="of:=IF(AND([.H404]=&quot;2D&quot;;[.D404]=[.E404]);&quot;synth2D&quot;;[.H40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Intake Unknown Adj H</text:p>
          </table:table-cell>
          <table:table-cell table:number-columns-repeated="2" table:style-name="ce27" office:value-type="string" calcext:value-type="string">
            <text:p>1296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table:formula="of:=IF(AND([.H405]=&quot;2D&quot;;[.D405]=[.E405]);&quot;synth2D&quot;;[.H405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118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06]=&quot;2D&quot;;[.D406]=[.E406]);&quot;synth2D&quot;;[.H406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118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7]=&quot;2D&quot;;[.D407]=[.E407]);&quot;synth2D&quot;;[.H407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B</text:p>
          </table:table-cell>
          <table:table-cell table:number-columns-repeated="2" table:style-name="ce27" office:value-type="string" calcext:value-type="string">
            <text:p>1118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08]=&quot;2D&quot;;[.D408]=[.E408]);&quot;synth2D&quot;;[.H408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20</text:p>
          </table:table-cell>
          <table:table-cell office:value-type="string" calcext:value-type="string">
            <text:p>dfa4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table:formula="of:=IF(AND([.H409]=&quot;2D&quot;;[.D409]=[.E409]);&quot;synth2D&quot;;[.H409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RPM</text:p>
          </table:table-cell>
          <table:table-cell table:number-columns-repeated="2" office:value-type="string" calcext:value-type="string">
            <text:p>111f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0]=&quot;2D&quot;;[.D410]=[.E410]);&quot;synth2D&quot;;[.H410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IPW</text:p>
          </table:table-cell>
          <table:table-cell table:number-columns-repeated="2" office:value-type="string" calcext:value-type="string">
            <text:p>111f7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1]=&quot;2D&quot;;[.D411]=[.E411]);&quot;synth2D&quot;;[.H411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RPM Resume Threshold</text:p>
          </table:table-cell>
          <table:table-cell table:style-name="ce27" office:value-type="string" calcext:value-type="string">
            <text:p>114890</text:p>
          </table:table-cell>
          <table:table-cell office:value-type="string" calcext:value-type="string">
            <text:p>e06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table:formula="of:=IF(AND([.H412]=&quot;2D&quot;;[.D412]=[.E412]);&quot;synth2D&quot;;[.H412])" office:value-type="string" office:string-value="2D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11f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3]=&quot;2D&quot;;[.D413]=[.E413]);&quot;synth2D&quot;;[.H413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initial injector enrichment (pulsewidth)</text:p>
          </table:table-cell>
          <table:table-cell table:number-columns-repeated="2" office:value-type="string" calcext:value-type="string">
            <text:p>111f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4]=&quot;2D&quot;;[.D414]=[.E414]);&quot;synth2D&quot;;[.H414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Cut Counter RPM Threshold</text:p>
          </table:table-cell>
          <table:table-cell table:number-columns-repeated="2" table:style-name="ce27" office:value-type="string" calcext:value-type="string">
            <text:p>1120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table:formula="of:=IF(AND([.H415]=&quot;2D&quot;;[.D415]=[.E415]);&quot;synth2D&quot;;[.H415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Delay</text:p>
          </table:table-cell>
          <table:table-cell table:number-columns-repeated="2" table:style-name="ce27" office:value-type="string" calcext:value-type="string">
            <text:p>11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6]=&quot;2D&quot;;[.D416]=[.E416]);&quot;synth2D&quot;;[.H416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11d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7]=&quot;2D&quot;;[.D417]=[.E417]);&quot;synth2D&quot;;[.H417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High)</text:p>
          </table:table-cell>
          <table:table-cell table:number-columns-repeated="2" office:value-type="string" calcext:value-type="string">
            <text:p>111d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8]=&quot;2D&quot;;[.D418]=[.E418]);&quot;synth2D&quot;;[.H418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Coolant Temperature)</text:p>
          </table:table-cell>
          <table:table-cell table:number-columns-repeated="2" office:value-type="string" calcext:value-type="string">
            <text:p>111d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19]=&quot;2D&quot;;[.D419]=[.E419]);&quot;synth2D&quot;;[.H419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Intake Air Temperature)</text:p>
          </table:table-cell>
          <table:table-cell table:number-columns-repeated="2" office:value-type="string" calcext:value-type="string">
            <text:p>111d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0]=&quot;2D&quot;;[.D420]=[.E420]);&quot;synth2D&quot;;[.H420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Low)</text:p>
          </table:table-cell>
          <table:table-cell table:number-columns-repeated="2" office:value-type="string" calcext:value-type="string">
            <text:p>111d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1]=&quot;2D&quot;;[.D421]=[.E421]);&quot;synth2D&quot;;[.H421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Coolant Temperature)</text:p>
          </table:table-cell>
          <table:table-cell table:number-columns-repeated="2" office:value-type="string" calcext:value-type="string">
            <text:p>111d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2]=&quot;2D&quot;;[.D422]=[.E422]);&quot;synth2D&quot;;[.H422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Non-Idle Hotstart Enrichment (Post Delay)</text:p>
          </table:table-cell>
          <table:table-cell table:number-columns-repeated="2" office:value-type="string" calcext:value-type="string">
            <text:p>111de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3]=&quot;2D&quot;;[.D423]=[.E423]);&quot;synth2D&quot;;[.H423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Limit Runtime</text:p>
          </table:table-cell>
          <table:table-cell table:number-columns-repeated="2" table:style-name="ce27" office:value-type="string" calcext:value-type="string">
            <text:p>111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4]=&quot;2D&quot;;[.D424]=[.E424]);&quot;synth2D&quot;;[.H424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(During Delay and Runtime)</text:p>
          </table:table-cell>
          <table:table-cell table:number-columns-repeated="2" office:value-type="string" calcext:value-type="string">
            <text:p>111dd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table:formula="of:=IF(AND([.H425]=&quot;2D&quot;;[.D425]=[.E425]);&quot;synth2D&quot;;[.H425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L Target Compensation Limits</text:p>
          </table:table-cell>
          <table:table-cell table:number-columns-repeated="2" office:value-type="string" calcext:value-type="string">
            <text:p>6a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26]=&quot;2D&quot;;[.D426]=[.E426]);&quot;synth2D&quot;;[.H42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orrection Limits</text:p>
          </table:table-cell>
          <table:table-cell table:number-columns-repeated="2" office:value-type="string" calcext:value-type="string">
            <text:p>6aa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table:formula="of:=IF(AND([.H427]=&quot;2D&quot;;[.D427]=[.E427]);&quot;synth2D&quot;;[.H427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0155 fix for 2017-2019 USDM</text:p>
          </table:table-cell>
          <table:table-cell office:value-type="string" calcext:value-type="string">
            <text:p>cd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table:formula="of:=IF(AND([.H428]=&quot;2D&quot;;[.D428]=[.E428]);&quot;synth2D&quot;;[.H428])" office:value-type="string" office:string-value="Switch" calcext:value-type="string">
            <text:p>Switch</text:p>
          </table:table-cell>
          <table:table-cell office:value-type="string" calcext:value-type="string">
            <text:p>Model Year Selection - Prevents U0155</text:p>
          </table:table-cell>
        </table:table-row>
        <table:table-row table:style-name="ro1" table:number-rows-repeated="10481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00C-parse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addr</text:p>
          </table:table-cell>
          <table:table-cell office:value-type="string" calcext:value-type="string">
            <text:p>tableaddr</text:p>
          </table:table-cell>
          <table:table-cell office:value-type="string" calcext:value-type="string">
            <text:p>sizey</text:p>
          </table:table-cell>
          <table:table-cell office:value-type="string" calcext:value-type="string">
            <text:p>siz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PI Ratio Thresholds</text:p>
          </table:table-cell>
          <table:table-cell table:number-columns-repeated="2" office:value-type="string" calcext:value-type="string">
            <text:p>1118c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RPM)</text:p>
          </table:table-cell>
          <table:table-cell office:value-type="string" calcext:value-type="string">
            <text:p>1118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Load)</text:p>
          </table:table-cell>
          <table:table-cell office:value-type="string" calcext:value-type="string">
            <text:p>1118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Unknown)</text:p>
          </table:table-cell>
          <table:table-cell table:style-name="ce30" office:value-type="string" calcext:value-type="string">
            <text:p>620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GDI Pressure Multiplier C</text:p>
          </table:table-cell>
          <table:table-cell table:number-columns-repeated="2" office:value-type="string" calcext:value-type="string">
            <text:p>1117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39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ranking Fuel Injector Pulse Width B (ECT)</text:p>
          </table:table-cell>
          <table:table-cell office:value-type="string" calcext:value-type="string">
            <text:p>117c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E (ECT)</text:p>
          </table:table-cell>
          <table:table-cell office:value-type="string" calcext:value-type="string">
            <text:p>117d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d5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d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de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Injector Minimum Open Time</text:p>
          </table:table-cell>
          <table:table-cell table:number-columns-repeated="2" table:style-name="ce30" office:value-type="string" calcext:value-type="string">
            <text:p>111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Engine Load Multiplier</text:p>
          </table:table-cell>
          <table:table-cell table:number-columns-repeated="2" table:style-name="ce30" office:value-type="string" calcext:value-type="string">
            <text:p>11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CPC Duty Multiplier</text:p>
          </table:table-cell>
          <table:table-cell office:value-type="string" calcext:value-type="string">
            <text:p>c6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AVCS Base/Normal/Safe Hysteresis</text:p>
          </table:table-cell>
          <table:table-cell table:style-name="ce30" office:value-type="string" calcext:value-type="string">
            <text:p>1296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39e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39f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3c8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for Airflow</text:p>
          </table:table-cell>
          <table:table-cell office:value-type="string" calcext:value-type="string">
            <text:p>10c2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0</text:p>
          </table:table-cell>
          <table:table-cell office:value-type="string" calcext:value-type="string">
            <text:p>de9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0</text:p>
          </table:table-cell>
          <table:table-cell office:value-type="string" calcext:value-type="string">
            <text:p>de9e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D</text:p>
          </table:table-cell>
          <table:table-cell office:value-type="string" calcext:value-type="string">
            <text:p>1107a8</text:p>
          </table:table-cell>
          <table:table-cell office:value-type="string" calcext:value-type="string">
            <text:p>df40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CL to OL Transition with Delay (Injector Load Threshold)</text:p>
          </table:table-cell>
          <table:table-cell office:value-type="string" calcext:value-type="string">
            <text:p>1141a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5V Sensor Limits (CEL) 0</text:p>
          </table:table-cell>
          <table:table-cell table:style-name="ce30" office:value-type="string" calcext:value-type="string">
            <text:p>1255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</text:p>
          </table:table-cell>
          <table:table-cell office:value-type="string" calcext:value-type="string">
            <text:p>12550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2</text:p>
          </table:table-cell>
          <table:table-cell table:style-name="ce30" office:value-type="string" calcext:value-type="string">
            <text:p>1255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3</text:p>
          </table:table-cell>
          <table:table-cell table:style-name="ce30" office:value-type="string" calcext:value-type="string">
            <text:p>1255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4</text:p>
          </table:table-cell>
          <table:table-cell table:style-name="ce30" office:value-type="string" calcext:value-type="string">
            <text:p>1254e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5</text:p>
          </table:table-cell>
          <table:table-cell office:value-type="string" calcext:value-type="string">
            <text:p>1254e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6</text:p>
          </table:table-cell>
          <table:table-cell office:value-type="string" calcext:value-type="string">
            <text:p>1254f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8</text:p>
          </table:table-cell>
          <table:table-cell table:style-name="ce30" office:value-type="string" calcext:value-type="string">
            <text:p>1255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9</text:p>
          </table:table-cell>
          <table:table-cell table:style-name="ce30" office:value-type="string" calcext:value-type="string">
            <text:p>1255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0</text:p>
          </table:table-cell>
          <table:table-cell table:style-name="ce30" office:value-type="string" calcext:value-type="string">
            <text:p>10902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1</text:p>
          </table:table-cell>
          <table:table-cell office:value-type="string" calcext:value-type="string">
            <text:p>1254f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Limits (CEL) 12</text:p>
          </table:table-cell>
          <table:table-cell office:value-type="string" calcext:value-type="string">
            <text:p>12551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Multiplier</text:p>
          </table:table-cell>
          <table:table-cell office:value-type="string" calcext:value-type="string">
            <text:p>1000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0 Offset</text:p>
          </table:table-cell>
          <table:table-cell office:value-type="string" calcext:value-type="string">
            <text:p>1000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Multiplier</text:p>
          </table:table-cell>
          <table:table-cell office:value-type="string" calcext:value-type="string">
            <text:p>1000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1 Offset</text:p>
          </table:table-cell>
          <table:table-cell office:value-type="string" calcext:value-type="string">
            <text:p>1000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Multiplier</text:p>
          </table:table-cell>
          <table:table-cell table:style-name="ce30" office:value-type="string" calcext:value-type="string">
            <text:p>1255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2 Offset</text:p>
          </table:table-cell>
          <table:table-cell office:value-type="string" calcext:value-type="string">
            <text:p>1000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Multiplier</text:p>
          </table:table-cell>
          <table:table-cell table:style-name="ce30" office:value-type="string" calcext:value-type="string">
            <text:p>1255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3 Offset</text:p>
          </table:table-cell>
          <table:table-cell office:value-type="string" calcext:value-type="string">
            <text:p>1000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Multiplier</text:p>
          </table:table-cell>
          <table:table-cell office:value-type="string" calcext:value-type="string">
            <text:p>1000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5 Offset</text:p>
          </table:table-cell>
          <table:table-cell office:value-type="string" calcext:value-type="string">
            <text:p>1000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Multiplier</text:p>
          </table:table-cell>
          <table:table-cell table:style-name="ce30" office:value-type="string" calcext:value-type="string">
            <text:p>1255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6 Offset</text:p>
          </table:table-cell>
          <table:table-cell table:style-name="ce30" office:value-type="string" calcext:value-type="string">
            <text:p>1255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Multiplier</text:p>
          </table:table-cell>
          <table:table-cell office:value-type="string" calcext:value-type="string">
            <text:p>1000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7 Offset</text:p>
          </table:table-cell>
          <table:table-cell office:value-type="string" calcext:value-type="string">
            <text:p>1000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Multiplier</text:p>
          </table:table-cell>
          <table:table-cell office:value-type="string" calcext:value-type="string">
            <text:p>1000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8 Offset</text:p>
          </table:table-cell>
          <table:table-cell table:style-name="ce30" office:value-type="string" calcext:value-type="string">
            <text:p>1000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3</text:p>
          </table:table-cell>
          <table:table-cell office:value-type="string" calcext:value-type="string">
            <text:p>126be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4</text:p>
          </table:table-cell>
          <table:table-cell office:value-type="string" calcext:value-type="string">
            <text:p>126c6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5V Sensor Scaling Table 5</text:p>
          </table:table-cell>
          <table:table-cell office:value-type="string" calcext:value-type="string">
            <text:p>126c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5V Sensor</text:p>
          </table:table-cell>
        </table:table-row>
        <table:table-row table:style-name="ro1"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5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Limits (CEL)</text:p>
          </table:table-cell>
          <table:table-cell table:style-name="ce30" office:value-type="string" calcext:value-type="string">
            <text:p>1254e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45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Primary Open Loop Fueling A</text:p>
          </table:table-cell>
          <table:table-cell table:style-name="ce30" office:value-type="string" calcext:value-type="string">
            <text:p>1165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B</text:p>
          </table:table-cell>
          <table:table-cell office:value-type="string" calcext:value-type="string">
            <text:p>11670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d1c</text:p>
          </table:table-cell>
          <table:table-cell office:value-type="string" calcext:value-type="string">
            <text:p>e0f1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Minimum Active Primary Open Loop Enrichment</text:p>
          </table:table-cell>
          <table:table-cell office:value-type="string" calcext:value-type="string">
            <text:p>111d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Front Oxygen Sensor Scaling A</text:p>
          </table:table-cell>
          <table:table-cell table:style-name="ce30" office:value-type="string" calcext:value-type="string">
            <text:p>1271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Scaling B</text:p>
          </table:table-cell>
          <table:table-cell table:style-name="ce30" office:value-type="string" calcext:value-type="string">
            <text:p>12718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ff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Compensation (Atm. Pressure)</text:p>
          </table:table-cell>
          <table:table-cell table:style-name="ce30" office:value-type="string" calcext:value-type="string">
            <text:p>104e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CL Fueling Unknown A</text:p>
          </table:table-cell>
          <table:table-cell office:value-type="string" calcext:value-type="string">
            <text:p>113c48</text:p>
          </table:table-cell>
          <table:table-cell office:value-type="string" calcext:value-type="string">
            <text:p>e01d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Unknown F</text:p>
          </table:table-cell>
          <table:table-cell office:value-type="string" calcext:value-type="string">
            <text:p>111b0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A</text:p>
          </table:table-cell>
          <table:table-cell office:value-type="string" calcext:value-type="string">
            <text:p>114fc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A</text:p>
          </table:table-cell>
          <table:table-cell office:value-type="string" calcext:value-type="string">
            <text:p>11507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12c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A</text:p>
          </table:table-cell>
          <table:table-cell office:value-type="string" calcext:value-type="string">
            <text:p>1151e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A</text:p>
          </table:table-cell>
          <table:table-cell table:style-name="ce30" office:value-type="string" calcext:value-type="string">
            <text:p>11526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A</text:p>
          </table:table-cell>
          <table:table-cell office:value-type="string" calcext:value-type="string">
            <text:p>1152c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31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A</text:p>
          </table:table-cell>
          <table:table-cell table:style-name="ce30" office:value-type="string" calcext:value-type="string">
            <text:p>11539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A</text:p>
          </table:table-cell>
          <table:table-cell office:value-type="string" calcext:value-type="string">
            <text:p>1153f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B</text:p>
          </table:table-cell>
          <table:table-cell table:style-name="ce30" office:value-type="string" calcext:value-type="string">
            <text:p>1150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B</text:p>
          </table:table-cell>
          <table:table-cell office:value-type="string" calcext:value-type="string">
            <text:p>1150d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B</text:p>
          </table:table-cell>
          <table:table-cell table:style-name="ce30" office:value-type="string" calcext:value-type="string">
            <text:p>11518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44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B</text:p>
          </table:table-cell>
          <table:table-cell office:value-type="string" calcext:value-type="string">
            <text:p>1154c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B</text:p>
          </table:table-cell>
          <table:table-cell table:style-name="ce30" office:value-type="string" calcext:value-type="string">
            <text:p>1155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B</text:p>
          </table:table-cell>
          <table:table-cell office:value-type="string" calcext:value-type="string">
            <text:p>11557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5f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B</text:p>
          </table:table-cell>
          <table:table-cell table:style-name="ce30" office:value-type="string" calcext:value-type="string">
            <text:p>1156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99c</text:p>
          </table:table-cell>
          <table:table-cell office:value-type="string" calcext:value-type="string">
            <text:p>e06e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A</text:p>
          </table:table-cell>
          <table:table-cell office:value-type="string" calcext:value-type="string">
            <text:p>1135f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8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C</text:p>
          </table:table-cell>
          <table:table-cell table:style-name="ce30" office:value-type="string" calcext:value-type="string">
            <text:p>1136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9fc</text:p>
          </table:table-cell>
          <table:table-cell office:value-type="string" calcext:value-type="string">
            <text:p>df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3</text:p>
          </table:table-cell>
          <table:table-cell office:value-type="string" calcext:value-type="string">
            <text:p>11608c</text:p>
          </table:table-cell>
          <table:table-cell office:value-type="string" calcext:value-type="string">
            <text:p>e0c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4</text:p>
          </table:table-cell>
          <table:table-cell table:style-name="ce30" office:value-type="string" calcext:value-type="string">
            <text:p>113690</text:p>
          </table:table-cell>
          <table:table-cell office:value-type="string" calcext:value-type="string">
            <text:p>dfd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9d4</text:p>
          </table:table-cell>
          <table:table-cell office:value-type="string" calcext:value-type="string">
            <text:p>df6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6</text:p>
          </table:table-cell>
          <table:table-cell table:style-name="ce30" office:value-type="string" calcext:value-type="string">
            <text:p>1129e4</text:p>
          </table:table-cell>
          <table:table-cell office:value-type="string" calcext:value-type="string">
            <text:p>df6e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7</text:p>
          </table:table-cell>
          <table:table-cell table:style-name="ce30" office:value-type="string" calcext:value-type="string">
            <text:p>116070</text:p>
          </table:table-cell>
          <table:table-cell office:value-type="string" calcext:value-type="string">
            <text:p>e0c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8</text:p>
          </table:table-cell>
          <table:table-cell office:value-type="string" calcext:value-type="string">
            <text:p>1137b0</text:p>
          </table:table-cell>
          <table:table-cell office:value-type="string" calcext:value-type="string">
            <text:p>dfe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9</text:p>
          </table:table-cell>
          <table:table-cell table:style-name="ce30" office:value-type="string" calcext:value-type="string">
            <text:p>113870</text:p>
          </table:table-cell>
          <table:table-cell office:value-type="string" calcext:value-type="string">
            <text:p>dfeb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0</text:p>
          </table:table-cell>
          <table:table-cell office:value-type="string" calcext:value-type="string">
            <text:p>11387c</text:p>
          </table:table-cell>
          <table:table-cell office:value-type="string" calcext:value-type="string">
            <text:p>dfe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1</text:p>
          </table:table-cell>
          <table:table-cell table:style-name="ce30" office:value-type="string" calcext:value-type="string">
            <text:p>113888</text:p>
          </table:table-cell>
          <table:table-cell office:value-type="string" calcext:value-type="string">
            <text:p>df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2</text:p>
          </table:table-cell>
          <table:table-cell table:style-name="ce30" office:value-type="string" calcext:value-type="string">
            <text:p>113894</text:p>
          </table:table-cell>
          <table:table-cell office:value-type="string" calcext:value-type="string">
            <text:p>dfef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3</text:p>
          </table:table-cell>
          <table:table-cell table:style-name="ce30" office:value-type="string" calcext:value-type="string">
            <text:p>113810</text:p>
          </table:table-cell>
          <table:table-cell office:value-type="string" calcext:value-type="string">
            <text:p>df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4</text:p>
          </table:table-cell>
          <table:table-cell table:style-name="ce30" office:value-type="string" calcext:value-type="string">
            <text:p>113830</text:p>
          </table:table-cell>
          <table:table-cell office:value-type="string" calcext:value-type="string">
            <text:p>df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5</text:p>
          </table:table-cell>
          <table:table-cell table:style-name="ce30" office:value-type="string" calcext:value-type="string">
            <text:p>113858</text:p>
          </table:table-cell>
          <table:table-cell office:value-type="string" calcext:value-type="string">
            <text:p>df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6</text:p>
          </table:table-cell>
          <table:table-cell table:style-name="ce30" office:value-type="string" calcext:value-type="string">
            <text:p>113864</text:p>
          </table:table-cell>
          <table:table-cell office:value-type="string" calcext:value-type="string">
            <text:p>df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7</text:p>
          </table:table-cell>
          <table:table-cell office:value-type="string" calcext:value-type="string">
            <text:p>1160ac</text:p>
          </table:table-cell>
          <table:table-cell office:value-type="string" calcext:value-type="string">
            <text:p>e0c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A</text:p>
          </table:table-cell>
          <table:table-cell table:style-name="ce30" office:value-type="string" calcext:value-type="string">
            <text:p>11373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A</text:p>
          </table:table-cell>
          <table:table-cell table:style-name="ce30" office:value-type="string" calcext:value-type="string">
            <text:p>11375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B</text:p>
          </table:table-cell>
          <table:table-cell office:value-type="string" calcext:value-type="string">
            <text:p>1138b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B</text:p>
          </table:table-cell>
          <table:table-cell office:value-type="string" calcext:value-type="string">
            <text:p>1138c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C</text:p>
          </table:table-cell>
          <table:table-cell table:style-name="ce30" office:value-type="string" calcext:value-type="string">
            <text:p>1137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C</text:p>
          </table:table-cell>
          <table:table-cell table:style-name="ce30" office:value-type="string" calcext:value-type="string">
            <text:p>1137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Load)</text:p>
          </table:table-cell>
          <table:table-cell office:value-type="string" calcext:value-type="string">
            <text:p>11bf4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Load)</text:p>
          </table:table-cell>
          <table:table-cell table:style-name="ce30" office:value-type="string" calcext:value-type="string">
            <text:p>119718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C (Load)</text:p>
          </table:table-cell>
          <table:table-cell table:style-name="ce30" office:value-type="string" calcext:value-type="string">
            <text:p>11986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5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</text:p>
          </table:table-cell>
          <table:table-cell table:style-name="ce30" office:value-type="string" calcext:value-type="string">
            <text:p>1196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Disable</text:p>
          </table:table-cell>
          <table:table-cell office:value-type="string" calcext:value-type="string">
            <text:p>111a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Transition with Delay (Base Pulse Width)</text:p>
          </table:table-cell>
          <table:table-cell table:style-name="ce30" office:value-type="string" calcext:value-type="string">
            <text:p>11414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</text:p>
          </table:table-cell>
          <table:table-cell office:value-type="string" calcext:value-type="string">
            <text:p>11c35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Injector Latency</text:p>
          </table:table-cell>
          <table:table-cell office:value-type="string" calcext:value-type="string">
            <text:p>117e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</text:p>
          </table:table-cell>
          <table:table-cell table:number-columns-repeated="2" table:style-name="ce30" office:value-type="string" calcext:value-type="string">
            <text:p>111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 BRZ</text:p>
          </table:table-cell>
          <table:table-cell table:number-columns-repeated="2" table:style-name="ce30" office:value-type="string" calcext:value-type="string">
            <text:p>111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6ff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0b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C</text:p>
          </table:table-cell>
          <table:table-cell table:style-name="ce30" office:value-type="string" calcext:value-type="string">
            <text:p>1171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D</text:p>
          </table:table-cell>
          <table:table-cell table:style-name="ce30" office:value-type="string" calcext:value-type="string">
            <text:p>1172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2f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3b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G</text:p>
          </table:table-cell>
          <table:table-cell table:style-name="ce30" office:value-type="string" calcext:value-type="string">
            <text:p>1174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H</text:p>
          </table:table-cell>
          <table:table-cell table:style-name="ce30" office:value-type="string" calcext:value-type="string">
            <text:p>1175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e6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MAP)</text:p>
          </table:table-cell>
          <table:table-cell table:style-name="ce30" office:value-type="string" calcext:value-type="string">
            <text:p>1129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Accelerator)</text:p>
          </table:table-cell>
          <table:table-cell table:style-name="ce30" office:value-type="string" calcext:value-type="string">
            <text:p>11293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IAT)</text:p>
          </table:table-cell>
          <table:table-cell table:style-name="ce30" office:value-type="string" calcext:value-type="string">
            <text:p>11295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Throttle Tip-in Enrichment A</text:p>
          </table:table-cell>
          <table:table-cell office:value-type="string" calcext:value-type="string">
            <text:p>11b5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b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</text:p>
          </table:table-cell>
          <table:table-cell office:value-type="string" calcext:value-type="string">
            <text:p>111f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 (Throttle)</text:p>
          </table:table-cell>
          <table:table-cell office:value-type="string" calcext:value-type="string">
            <text:p>111f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6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MRP)</text:p>
          </table:table-cell>
          <table:table-cell office:value-type="string" calcext:value-type="string">
            <text:p>112f9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A (ECT)</text:p>
          </table:table-cell>
          <table:table-cell office:value-type="string" calcext:value-type="string">
            <text:p>112fa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B (ECT)</text:p>
          </table:table-cell>
          <table:table-cell office:value-type="string" calcext:value-type="string">
            <text:p>11b6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C (ECT)</text:p>
          </table:table-cell>
          <table:table-cell office:value-type="string" calcext:value-type="string">
            <text:p>11b6f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</text:p>
          </table:table-cell>
          <table:table-cell office:value-type="string" calcext:value-type="string">
            <text:p>1146e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</text:p>
          </table:table-cell>
          <table:table-cell office:value-type="string" calcext:value-type="string">
            <text:p>111f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A (ECT)</text:p>
          </table:table-cell>
          <table:table-cell office:value-type="string" calcext:value-type="string">
            <text:p>112fb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B (ECT)</text:p>
          </table:table-cell>
          <table:table-cell office:value-type="string" calcext:value-type="string">
            <text:p>112fc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Applied Counter Reset</text:p>
          </table:table-cell>
          <table:table-cell table:style-name="ce30" office:value-type="string" calcext:value-type="string">
            <text:p>1116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A (ECT)</text:p>
          </table:table-cell>
          <table:table-cell office:value-type="string" calcext:value-type="string">
            <text:p>11470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72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Throttle Cumulative Reset</text:p>
          </table:table-cell>
          <table:table-cell table:style-name="ce30" office:value-type="string" calcext:value-type="string">
            <text:p>1116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Learning #1 Limits</text:p>
          </table:table-cell>
          <table:table-cell office:value-type="string" calcext:value-type="string">
            <text:p>111ba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A</text:p>
          </table:table-cell>
          <table:table-cell office:value-type="string" calcext:value-type="string">
            <text:p>114ea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B</text:p>
          </table:table-cell>
          <table:table-cell office:value-type="string" calcext:value-type="string">
            <text:p>114ec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MAF Voltage Limits (CEL)</text:p>
          </table:table-cell>
          <table:table-cell office:value-type="string" calcext:value-type="string">
            <text:p>1254f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Limit (Maximum)</text:p>
          </table:table-cell>
          <table:table-cell table:style-name="ce30" office:value-type="string" calcext:value-type="string">
            <text:p>1047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Sensor Scaling</text:p>
          </table:table-cell>
          <table:table-cell table:style-name="ce30" office:value-type="string" calcext:value-type="string">
            <text:p>127004</text:p>
          </table:table-cell>
          <table:table-cell office:value-type="string" calcext:value-type="string">
            <text:p>e42b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mpensation (IAT)</text:p>
          </table:table-cell>
          <table:table-cell table:style-name="ce30" office:value-type="string" calcext:value-type="string">
            <text:p>105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5d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70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 (Maximum)</text:p>
          </table:table-cell>
          <table:table-cell office:value-type="string" calcext:value-type="string">
            <text:p>50a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Compensation (MP)</text:p>
          </table:table-cell>
          <table:table-cell table:style-name="ce30" office:value-type="string" calcext:value-type="string">
            <text:p>1059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Base Timing A1</text:p>
          </table:table-cell>
          <table:table-cell table:style-name="ce30" office:value-type="string" calcext:value-type="string">
            <text:p>11e4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2</text:p>
          </table:table-cell>
          <table:table-cell office:value-type="string" calcext:value-type="string">
            <text:p>11e22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1</text:p>
          </table:table-cell>
          <table:table-cell office:value-type="string" calcext:value-type="string">
            <text:p>11e7b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2</text:p>
          </table:table-cell>
          <table:table-cell office:value-type="string" calcext:value-type="string">
            <text:p>11e5d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A</text:p>
          </table:table-cell>
          <table:table-cell office:value-type="string" calcext:value-type="string">
            <text:p>11d606</text:p>
          </table:table-cell>
          <table:table-cell office:value-type="string" calcext:value-type="string">
            <text:p>e22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B</text:p>
          </table:table-cell>
          <table:table-cell office:value-type="string" calcext:value-type="string">
            <text:p>11d666</text:p>
          </table:table-cell>
          <table:table-cell office:value-type="string" calcext:value-type="string">
            <text:p>e22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C</text:p>
          </table:table-cell>
          <table:table-cell office:value-type="string" calcext:value-type="string">
            <text:p>11d8c4</text:p>
          </table:table-cell>
          <table:table-cell office:value-type="string" calcext:value-type="string">
            <text:p>e2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1</text:p>
          </table:table-cell>
          <table:table-cell office:value-type="string" calcext:value-type="string">
            <text:p>11d646</text:p>
          </table:table-cell>
          <table:table-cell office:value-type="string" calcext:value-type="string">
            <text:p>e22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2</text:p>
          </table:table-cell>
          <table:table-cell office:value-type="string" calcext:value-type="string">
            <text:p>11d626</text:p>
          </table:table-cell>
          <table:table-cell office:value-type="string" calcext:value-type="string">
            <text:p>e22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1</text:p>
          </table:table-cell>
          <table:table-cell office:value-type="string" calcext:value-type="string">
            <text:p>11ce84</text:p>
          </table:table-cell>
          <table:table-cell office:value-type="string" calcext:value-type="string">
            <text:p>e1d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2</text:p>
          </table:table-cell>
          <table:table-cell office:value-type="string" calcext:value-type="string">
            <text:p>11cec4</text:p>
          </table:table-cell>
          <table:table-cell office:value-type="string" calcext:value-type="string">
            <text:p>e1de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F1</text:p>
          </table:table-cell>
          <table:table-cell office:value-type="string" calcext:value-type="string">
            <text:p>11d686</text:p>
          </table:table-cell>
          <table:table-cell office:value-type="string" calcext:value-type="string">
            <text:p>e22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1</text:p>
          </table:table-cell>
          <table:table-cell office:value-type="string" calcext:value-type="string">
            <text:p>11ce9c</text:p>
          </table:table-cell>
          <table:table-cell office:value-type="string" calcext:value-type="string">
            <text:p>e1db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2</text:p>
          </table:table-cell>
          <table:table-cell office:value-type="string" calcext:value-type="string">
            <text:p>11ceb0</text:p>
          </table:table-cell>
          <table:table-cell office:value-type="string" calcext:value-type="string">
            <text:p>e1dd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H</text:p>
          </table:table-cell>
          <table:table-cell office:value-type="string" calcext:value-type="string">
            <text:p>11d6a6</text:p>
          </table:table-cell>
          <table:table-cell office:value-type="string" calcext:value-type="string">
            <text:p>e22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</text:p>
          </table:table-cell>
          <table:table-cell table:style-name="ce30" office:value-type="string" calcext:value-type="string">
            <text:p>11e1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d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Neutral)</text:p>
          </table:table-cell>
          <table:table-cell office:value-type="string" calcext:value-type="string">
            <text:p>11cd3c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A</text:p>
          </table:table-cell>
          <table:table-cell office:value-type="string" calcext:value-type="string">
            <text:p>11cd68</text:p>
          </table:table-cell>
          <table:table-cell office:value-type="string" calcext:value-type="string">
            <text:p>e1d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B</text:p>
          </table:table-cell>
          <table:table-cell office:value-type="string" calcext:value-type="string">
            <text:p>11cd71</text:p>
          </table:table-cell>
          <table:table-cell office:value-type="string" calcext:value-type="string">
            <text:p>e1d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C</text:p>
          </table:table-cell>
          <table:table-cell office:value-type="string" calcext:value-type="string">
            <text:p>11cf3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c3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3f4</text:p>
          </table:table-cell>
          <table:table-cell office:value-type="string" calcext:value-type="string">
            <text:p>e2a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(IAT)</text:p>
          </table:table-cell>
          <table:table-cell office:value-type="string" calcext:value-type="string">
            <text:p>11cfd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</text:p>
          </table:table-cell>
          <table:table-cell office:value-type="string" calcext:value-type="string">
            <text:p>11e9e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f5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f6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f07c</text:p>
          </table:table-cell>
          <table:table-cell office:value-type="string" calcext:value-type="string">
            <text:p>e29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f134</text:p>
          </table:table-cell>
          <table:table-cell office:value-type="string" calcext:value-type="string">
            <text:p>e29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1ec</text:p>
          </table:table-cell>
          <table:table-cell office:value-type="string" calcext:value-type="string">
            <text:p>e29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2a4</text:p>
          </table:table-cell>
          <table:table-cell office:value-type="string" calcext:value-type="string">
            <text:p>e29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Load (Per Cylinder)</text:p>
          </table:table-cell>
          <table:table-cell office:value-type="string" calcext:value-type="string">
            <text:p>11c5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aximum RPM (Per Cylinder)</text:p>
          </table:table-cell>
          <table:table-cell office:value-type="string" calcext:value-type="string">
            <text:p>11c5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Coolant Temp (Per Cylinder)</text:p>
          </table:table-cell>
          <table:table-cell office:value-type="string" calcext:value-type="string">
            <text:p>11c5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Range (RPM)</text:p>
          </table:table-cell>
          <table:table-cell office:value-type="string" calcext:value-type="string">
            <text:p>11c5f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5f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61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2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RPM)</text:p>
          </table:table-cell>
          <table:table-cell office:value-type="string" calcext:value-type="string">
            <text:p>11c7c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Load)</text:p>
          </table:table-cell>
          <table:table-cell office:value-type="string" calcext:value-type="string">
            <text:p>11c7d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</text:p>
          </table:table-cell>
          <table:table-cell office:value-type="string" calcext:value-type="string">
            <text:p>11c75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</text:p>
          </table:table-cell>
          <table:table-cell office:value-type="string" calcext:value-type="string">
            <text:p>11c7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7b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7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2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RPM)</text:p>
          </table:table-cell>
          <table:table-cell office:value-type="string" calcext:value-type="string">
            <text:p>11c70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Load)</text:p>
          </table:table-cell>
          <table:table-cell office:value-type="string" calcext:value-type="string">
            <text:p>11c71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Minimum KC Advance Map Value</text:p>
          </table:table-cell>
          <table:table-cell office:value-type="string" calcext:value-type="string">
            <text:p>11c7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(Initial)</text:p>
          </table:table-cell>
          <table:table-cell office:value-type="string" calcext:value-type="string">
            <text:p>11c7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Step Value</text:p>
          </table:table-cell>
          <table:table-cell office:value-type="string" calcext:value-type="string">
            <text:p>11c7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Sensor Calibration</text:p>
          </table:table-cell>
          <table:table-cell table:style-name="ce30" office:value-type="string" calcext:value-type="string">
            <text:p>1268e4</text:p>
          </table:table-cell>
          <table:table-cell office:value-type="string" calcext:value-type="string">
            <text:p>e420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Threshold</text:p>
          </table:table-cell>
          <table:table-cell office:value-type="string" calcext:value-type="string">
            <text:p>11dff8</text:p>
          </table:table-cell>
          <table:table-cell office:value-type="string" calcext:value-type="string">
            <text:p>e25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v Limit A (Fuel Cut)</text:p>
          </table:table-cell>
          <table:table-cell table:style-name="ce30" office:value-type="string" calcext:value-type="string">
            <text:p>11206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B</text:p>
          </table:table-cell>
          <table:table-cell table:number-columns-repeated="2" table:style-name="ce30" office:value-type="string" calcext:value-type="string">
            <text:p>1120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Fuel Resume (MP)</text:p>
          </table:table-cell>
          <table:table-cell table:style-name="ce30" office:value-type="string" calcext:value-type="string">
            <text:p>1120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Enable (Fuel Cut)</text:p>
          </table:table-cell>
          <table:table-cell table:style-name="ce30" office:value-type="string" calcext:value-type="string">
            <text:p>1120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Disable (Fuel Cut)</text:p>
          </table:table-cell>
          <table:table-cell table:style-name="ce30" office:value-type="string" calcext:value-type="string">
            <text:p>1120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Sport/Sport Sharp</text:p>
          </table:table-cell>
          <table:table-cell office:value-type="string" calcext:value-type="string">
            <text:p>13c34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Sport/Sport Sharp</text:p>
          </table:table-cell>
          <table:table-cell office:value-type="string" calcext:value-type="string">
            <text:p>13c3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Intelligent</text:p>
          </table:table-cell>
          <table:table-cell office:value-type="string" calcext:value-type="string">
            <text:p>13c35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Intelligent</text:p>
          </table:table-cell>
          <table:table-cell office:value-type="string" calcext:value-type="string">
            <text:p>13c3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Intake Temp Sensor Scaling</text:p>
          </table:table-cell>
          <table:table-cell office:value-type="string" calcext:value-type="string">
            <text:p>126aec</text:p>
          </table:table-cell>
          <table:table-cell office:value-type="string" calcext:value-type="string">
            <text:p>e42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a04</text:p>
          </table:table-cell>
          <table:table-cell office:value-type="string" calcext:value-type="string">
            <text:p>e421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Radiator Fan Modes A (ECT)</text:p>
          </table:table-cell>
          <table:table-cell table:style-name="ce30" office:value-type="string" calcext:value-type="string">
            <text:p>1253e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B (ECT)</text:p>
          </table:table-cell>
          <table:table-cell office:value-type="string" calcext:value-type="string">
            <text:p>1253f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Veh. Speed)</text:p>
          </table:table-cell>
          <table:table-cell table:style-name="ce30" office:value-type="string" calcext:value-type="string">
            <text:p>1254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A (Load Correction)</text:p>
          </table:table-cell>
          <table:table-cell office:value-type="string" calcext:value-type="string">
            <text:p>1025a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B (Load)</text:p>
          </table:table-cell>
          <table:table-cell table:style-name="ce30" office:value-type="string" calcext:value-type="string">
            <text:p>10284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C (RPM Correction)</text:p>
          </table:table-cell>
          <table:table-cell table:style-name="ce30" office:value-type="string" calcext:value-type="string">
            <text:p>10289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Shift Indicator D (Min Speed)</text:p>
          </table:table-cell>
          <table:table-cell office:value-type="string" calcext:value-type="string">
            <text:p>1025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A</text:p>
          </table:table-cell>
          <table:table-cell office:value-type="string" calcext:value-type="string">
            <text:p>104a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B</text:p>
          </table:table-cell>
          <table:table-cell office:value-type="string" calcext:value-type="string">
            <text:p>104a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Idle Speed Target A</text:p>
          </table:table-cell>
          <table:table-cell office:value-type="string" calcext:value-type="string">
            <text:p>1210b8</text:p>
          </table:table-cell>
          <table:table-cell office:value-type="string" calcext:value-type="string">
            <text:p>e30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B</text:p>
          </table:table-cell>
          <table:table-cell office:value-type="string" calcext:value-type="string">
            <text:p>1210d8</text:p>
          </table:table-cell>
          <table:table-cell office:value-type="string" calcext:value-type="string">
            <text:p>e302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C</text:p>
          </table:table-cell>
          <table:table-cell office:value-type="string" calcext:value-type="string">
            <text:p>1210f8</text:p>
          </table:table-cell>
          <table:table-cell office:value-type="string" calcext:value-type="string">
            <text:p>e30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D</text:p>
          </table:table-cell>
          <table:table-cell table:style-name="ce30" office:value-type="string" calcext:value-type="string">
            <text:p>121118</text:p>
          </table:table-cell>
          <table:table-cell office:value-type="string" calcext:value-type="string">
            <text:p>e30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E</text:p>
          </table:table-cell>
          <table:table-cell table:style-name="ce30" office:value-type="string" calcext:value-type="string">
            <text:p>121138</text:p>
          </table:table-cell>
          <table:table-cell office:value-type="string" calcext:value-type="string">
            <text:p>e30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F</text:p>
          </table:table-cell>
          <table:table-cell table:style-name="ce30" office:value-type="string" calcext:value-type="string">
            <text:p>121158</text:p>
          </table:table-cell>
          <table:table-cell office:value-type="string" calcext:value-type="string">
            <text:p>e307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G</text:p>
          </table:table-cell>
          <table:table-cell table:style-name="ce30" office:value-type="string" calcext:value-type="string">
            <text:p>121178</text:p>
          </table:table-cell>
          <table:table-cell office:value-type="string" calcext:value-type="string">
            <text:p>e30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H</text:p>
          </table:table-cell>
          <table:table-cell office:value-type="string" calcext:value-type="string">
            <text:p>1211d8</text:p>
          </table:table-cell>
          <table:table-cell office:value-type="string" calcext:value-type="string">
            <text:p>e30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I</text:p>
          </table:table-cell>
          <table:table-cell table:style-name="ce30" office:value-type="string" calcext:value-type="string">
            <text:p>121238</text:p>
          </table:table-cell>
          <table:table-cell office:value-type="string" calcext:value-type="string">
            <text:p>e30b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J</text:p>
          </table:table-cell>
          <table:table-cell table:style-name="ce30" office:value-type="string" calcext:value-type="string">
            <text:p>121298</text:p>
          </table:table-cell>
          <table:table-cell office:value-type="string" calcext:value-type="string">
            <text:p>e30c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K</text:p>
          </table:table-cell>
          <table:table-cell office:value-type="string" calcext:value-type="string">
            <text:p>1212f8</text:p>
          </table:table-cell>
          <table:table-cell office:value-type="string" calcext:value-type="string">
            <text:p>e30e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L</text:p>
          </table:table-cell>
          <table:table-cell table:style-name="ce30" office:value-type="string" calcext:value-type="string">
            <text:p>121358</text:p>
          </table:table-cell>
          <table:table-cell office:value-type="string" calcext:value-type="string">
            <text:p>e30f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</text:p>
          </table:table-cell>
          <table:table-cell office:value-type="string" calcext:value-type="string">
            <text:p>122a3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B</text:p>
          </table:table-cell>
          <table:table-cell office:value-type="string" calcext:value-type="string">
            <text:p>122c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3b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gnition Dwell</text:p>
          </table:table-cell>
          <table:table-cell table:style-name="ce30" office:value-type="string" calcext:value-type="string">
            <text:p>127210</text:p>
          </table:table-cell>
          <table:table-cell office:value-type="string" calcext:value-type="string">
            <text:p>e42d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FR Sensor Heater Protection</text:p>
          </table:table-cell>
          <table:table-cell office:value-type="string" calcext:value-type="string">
            <text:p>1006a8</text:p>
          </table:table-cell>
          <table:table-cell office:value-type="string" calcext:value-type="string">
            <text:p>dc6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A</text:p>
          </table:table-cell>
          <table:table-cell office:value-type="string" calcext:value-type="string">
            <text:p>1007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B</text:p>
          </table:table-cell>
          <table:table-cell table:style-name="ce30" office:value-type="string" calcext:value-type="string">
            <text:p>1007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</text:p>
          </table:table-cell>
          <table:table-cell table:style-name="ce30" office:value-type="string" calcext:value-type="string">
            <text:p>100e38</text:p>
          </table:table-cell>
          <table:table-cell office:value-type="string" calcext:value-type="string">
            <text:p>dc7a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cb0c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cb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d1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dcb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dcd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2</text:p>
          </table:table-cell>
          <table:table-cell office:value-type="string" calcext:value-type="string">
            <text:p>ddd4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af</text:p>
          </table:table-cell>
          <table:table-cell office:value-type="string" calcext:value-type="string">
            <text:p>ddd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DTC Threshold</text:p>
          </table:table-cell>
          <table:table-cell office:value-type="string" calcext:value-type="string">
            <text:p>10cd4c</text:p>
          </table:table-cell>
          <table:table-cell office:value-type="string" calcext:value-type="string">
            <text:p>dec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Minimum Correction</text:p>
          </table:table-cell>
          <table:table-cell office:value-type="string" calcext:value-type="string">
            <text:p>112b4c</text:p>
          </table:table-cell>
          <table:table-cell office:value-type="string" calcext:value-type="string">
            <text:p>df7d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AFR Maximum Correction</text:p>
          </table:table-cell>
          <table:table-cell office:value-type="string" calcext:value-type="string">
            <text:p>112b7c</text:p>
          </table:table-cell>
          <table:table-cell office:value-type="string" calcext:value-type="string">
            <text:p>df7e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Port Injection MRP Compensation</text:p>
          </table:table-cell>
          <table:table-cell office:value-type="string" calcext:value-type="string">
            <text:p>114cf0</text:p>
          </table:table-cell>
          <table:table-cell office:value-type="string" calcext:value-type="string">
            <text:p>e07e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d4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d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</text:p>
          </table:table-cell>
          <table:table-cell office:value-type="string" calcext:value-type="string">
            <text:p>115b64</text:p>
          </table:table-cell>
          <table:table-cell office:value-type="string" calcext:value-type="string">
            <text:p>e0a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bd8</text:p>
          </table:table-cell>
          <table:table-cell office:value-type="string" calcext:value-type="string">
            <text:p>e0a5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</text:p>
          </table:table-cell>
          <table:table-cell office:value-type="string" calcext:value-type="string">
            <text:p>115ca4</text:p>
          </table:table-cell>
          <table:table-cell office:value-type="string" calcext:value-type="string">
            <text:p>e0a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cb8</text:p>
          </table:table-cell>
          <table:table-cell office:value-type="string" calcext:value-type="string">
            <text:p>e0a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</text:p>
          </table:table-cell>
          <table:table-cell office:value-type="string" calcext:value-type="string">
            <text:p>115ccc</text:p>
          </table:table-cell>
          <table:table-cell office:value-type="string" calcext:value-type="string">
            <text:p>e0ab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 (Override)</text:p>
          </table:table-cell>
          <table:table-cell office:value-type="string" calcext:value-type="string">
            <text:p>5ff7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 (Override)</text:p>
          </table:table-cell>
          <table:table-cell office:value-type="string" calcext:value-type="string">
            <text:p>5ff8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 (Override)</text:p>
          </table:table-cell>
          <table:table-cell office:value-type="string" calcext:value-type="string">
            <text:p>5ff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 (Override)</text:p>
          </table:table-cell>
          <table:table-cell office:value-type="string" calcext:value-type="string">
            <text:p>5ff9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Multiplier A</text:p>
          </table:table-cell>
          <table:table-cell office:value-type="string" calcext:value-type="string">
            <text:p>115d20</text:p>
          </table:table-cell>
          <table:table-cell office:value-type="string" calcext:value-type="string">
            <text:p>e0ac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A</text:p>
          </table:table-cell>
          <table:table-cell office:value-type="string" calcext:value-type="string">
            <text:p>115dc4</text:p>
          </table:table-cell>
          <table:table-cell office:value-type="string" calcext:value-type="string">
            <text:p>e0b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B</text:p>
          </table:table-cell>
          <table:table-cell office:value-type="string" calcext:value-type="string">
            <text:p>1178a8</text:p>
          </table:table-cell>
          <table:table-cell office:value-type="string" calcext:value-type="string">
            <text:p>e10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03c</text:p>
          </table:table-cell>
          <table:table-cell office:value-type="string" calcext:value-type="string">
            <text:p>e0bc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</text:p>
          </table:table-cell>
          <table:table-cell table:style-name="ce30" office:value-type="string" calcext:value-type="string">
            <text:p>116050</text:p>
          </table:table-cell>
          <table:table-cell office:value-type="string" calcext:value-type="string">
            <text:p>e0be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5f3c</text:p>
          </table:table-cell>
          <table:table-cell office:value-type="string" calcext:value-type="string">
            <text:p>e0bac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Cold (Override)</text:p>
          </table:table-cell>
          <table:table-cell table:style-name="ce30" office:value-type="string" calcext:value-type="string">
            <text:p>622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 (Override)</text:p>
          </table:table-cell>
          <table:table-cell table:style-name="ce30" office:value-type="string" calcext:value-type="string">
            <text:p>6223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Load)</text:p>
          </table:table-cell>
          <table:table-cell office:value-type="string" calcext:value-type="string">
            <text:p>1160d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</text:p>
          </table:table-cell>
          <table:table-cell office:value-type="string" calcext:value-type="string">
            <text:p>1161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Unknown</text:p>
          </table:table-cell>
          <table:table-cell office:value-type="string" calcext:value-type="string">
            <text:p>114dd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</text:p>
          </table:table-cell>
          <table:table-cell office:value-type="string" calcext:value-type="string">
            <text:p>1140a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 B</text:p>
          </table:table-cell>
          <table:table-cell office:value-type="string" calcext:value-type="string">
            <text:p>10bf70</text:p>
          </table:table-cell>
          <table:table-cell office:value-type="string" calcext:value-type="string">
            <text:p>de8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8c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a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GDI Pressure Multiplier B</text:p>
          </table:table-cell>
          <table:table-cell table:style-name="ce30" office:value-type="string" calcext:value-type="string">
            <text:p>117760</text:p>
          </table:table-cell>
          <table:table-cell office:value-type="string" calcext:value-type="string">
            <text:p>e106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nput A Rising Load Activation ECT Load 1</text:p>
          </table:table-cell>
          <table:table-cell office:value-type="string" calcext:value-type="string">
            <text:p>117fec</text:p>
          </table:table-cell>
          <table:table-cell office:value-type="string" calcext:value-type="string">
            <text:p>e12b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04c</text:p>
          </table:table-cell>
          <table:table-cell office:value-type="string" calcext:value-type="string">
            <text:p>e12c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3</text:p>
          </table:table-cell>
          <table:table-cell office:value-type="string" calcext:value-type="string">
            <text:p>1180ac</text:p>
          </table:table-cell>
          <table:table-cell office:value-type="string" calcext:value-type="string">
            <text:p>e12e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4</text:p>
          </table:table-cell>
          <table:table-cell table:style-name="ce30" office:value-type="string" calcext:value-type="string">
            <text:p>118118</text:p>
          </table:table-cell>
          <table:table-cell office:value-type="string" calcext:value-type="string">
            <text:p>e13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5</text:p>
          </table:table-cell>
          <table:table-cell table:style-name="ce30" office:value-type="string" calcext:value-type="string">
            <text:p>118184</text:p>
          </table:table-cell>
          <table:table-cell office:value-type="string" calcext:value-type="string">
            <text:p>e13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6</text:p>
          </table:table-cell>
          <table:table-cell table:style-name="ce30" office:value-type="string" calcext:value-type="string">
            <text:p>1181e4</text:p>
          </table:table-cell>
          <table:table-cell office:value-type="string" calcext:value-type="string">
            <text:p>e133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7</text:p>
          </table:table-cell>
          <table:table-cell table:style-name="ce30" office:value-type="string" calcext:value-type="string">
            <text:p>118244</text:p>
          </table:table-cell>
          <table:table-cell office:value-type="string" calcext:value-type="string">
            <text:p>e13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8</text:p>
          </table:table-cell>
          <table:table-cell office:value-type="string" calcext:value-type="string">
            <text:p>1182a4</text:p>
          </table:table-cell>
          <table:table-cell office:value-type="string" calcext:value-type="string">
            <text:p>e137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9</text:p>
          </table:table-cell>
          <table:table-cell table:style-name="ce30" office:value-type="string" calcext:value-type="string">
            <text:p>118310</text:p>
          </table:table-cell>
          <table:table-cell office:value-type="string" calcext:value-type="string">
            <text:p>e139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0</text:p>
          </table:table-cell>
          <table:table-cell table:style-name="ce30" office:value-type="string" calcext:value-type="string">
            <text:p>118370</text:p>
          </table:table-cell>
          <table:table-cell office:value-type="string" calcext:value-type="string">
            <text:p>e13a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1</text:p>
          </table:table-cell>
          <table:table-cell office:value-type="string" calcext:value-type="string">
            <text:p>1183dc</text:p>
          </table:table-cell>
          <table:table-cell office:value-type="string" calcext:value-type="string">
            <text:p>e13c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43c</text:p>
          </table:table-cell>
          <table:table-cell office:value-type="string" calcext:value-type="string">
            <text:p>e13e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4a8</text:p>
          </table:table-cell>
          <table:table-cell office:value-type="string" calcext:value-type="string">
            <text:p>e14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4</text:p>
          </table:table-cell>
          <table:table-cell table:style-name="ce30" office:value-type="string" calcext:value-type="string">
            <text:p>118508</text:p>
          </table:table-cell>
          <table:table-cell office:value-type="string" calcext:value-type="string">
            <text:p>e14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B</text:p>
          </table:table-cell>
          <table:table-cell office:value-type="string" calcext:value-type="string">
            <text:p>118c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C</text:p>
          </table:table-cell>
          <table:table-cell office:value-type="string" calcext:value-type="string">
            <text:p>11397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D</text:p>
          </table:table-cell>
          <table:table-cell table:style-name="ce30" office:value-type="string" calcext:value-type="string">
            <text:p>11398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E</text:p>
          </table:table-cell>
          <table:table-cell table:style-name="ce30" office:value-type="string" calcext:value-type="string">
            <text:p>1139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F</text:p>
          </table:table-cell>
          <table:table-cell office:value-type="string" calcext:value-type="string">
            <text:p>11398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G</text:p>
          </table:table-cell>
          <table:table-cell office:value-type="string" calcext:value-type="string">
            <text:p>1139b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H</text:p>
          </table:table-cell>
          <table:table-cell table:style-name="ce30" office:value-type="string" calcext:value-type="string">
            <text:p>1139e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I</text:p>
          </table:table-cell>
          <table:table-cell office:value-type="string" calcext:value-type="string">
            <text:p>113a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J</text:p>
          </table:table-cell>
          <table:table-cell office:value-type="string" calcext:value-type="string">
            <text:p>113a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K</text:p>
          </table:table-cell>
          <table:table-cell office:value-type="string" calcext:value-type="string">
            <text:p>112a7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L</text:p>
          </table:table-cell>
          <table:table-cell table:style-name="ce30" office:value-type="string" calcext:value-type="string">
            <text:p>1188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M</text:p>
          </table:table-cell>
          <table:table-cell office:value-type="string" calcext:value-type="string">
            <text:p>1187a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N</text:p>
          </table:table-cell>
          <table:table-cell table:style-name="ce30" office:value-type="string" calcext:value-type="string">
            <text:p>11866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O</text:p>
          </table:table-cell>
          <table:table-cell office:value-type="string" calcext:value-type="string">
            <text:p>11874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P</text:p>
          </table:table-cell>
          <table:table-cell office:value-type="string" calcext:value-type="string">
            <text:p>112a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S</text:p>
          </table:table-cell>
          <table:table-cell office:value-type="string" calcext:value-type="string">
            <text:p>11393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V</text:p>
          </table:table-cell>
          <table:table-cell office:value-type="string" calcext:value-type="string">
            <text:p>112a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W</text:p>
          </table:table-cell>
          <table:table-cell table:style-name="ce30" office:value-type="string" calcext:value-type="string">
            <text:p>11393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A</text:p>
          </table:table-cell>
          <table:table-cell table:style-name="ce30" office:value-type="string" calcext:value-type="string">
            <text:p>11394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D</text:p>
          </table:table-cell>
          <table:table-cell table:style-name="ce30" office:value-type="string" calcext:value-type="string">
            <text:p>11394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H</text:p>
          </table:table-cell>
          <table:table-cell office:value-type="string" calcext:value-type="string">
            <text:p>118d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I</text:p>
          </table:table-cell>
          <table:table-cell table:style-name="ce30" office:value-type="string" calcext:value-type="string">
            <text:p>118e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J</text:p>
          </table:table-cell>
          <table:table-cell office:value-type="string" calcext:value-type="string">
            <text:p>118eb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K</text:p>
          </table:table-cell>
          <table:table-cell office:value-type="string" calcext:value-type="string">
            <text:p>118f5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L</text:p>
          </table:table-cell>
          <table:table-cell table:style-name="ce30" office:value-type="string" calcext:value-type="string">
            <text:p>1162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M</text:p>
          </table:table-cell>
          <table:table-cell table:style-name="ce30" office:value-type="string" calcext:value-type="string">
            <text:p>119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CL Fueling Transient Unknown ZN</text:p>
          </table:table-cell>
          <table:table-cell office:value-type="string" calcext:value-type="string">
            <text:p>1190b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404</text:p>
          </table:table-cell>
          <table:table-cell office:value-type="string" calcext:value-type="string">
            <text:p>e19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TPS Related Fuel Adder Activation Min Load B</text:p>
          </table:table-cell>
          <table:table-cell office:value-type="string" calcext:value-type="string">
            <text:p>11b4a0</text:p>
          </table:table-cell>
          <table:table-cell office:value-type="string" calcext:value-type="string">
            <text:p>e19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GDI Flow Rate</text:p>
          </table:table-cell>
          <table:table-cell office:value-type="string" calcext:value-type="string">
            <text:p>11c088</text:p>
          </table:table-cell>
          <table:table-cell office:value-type="string" calcext:value-type="string">
            <text:p>e1bb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gnition Timing Post Start</text:p>
          </table:table-cell>
          <table:table-cell office:value-type="string" calcext:value-type="string">
            <text:p>11cb6e</text:p>
          </table:table-cell>
          <table:table-cell office:value-type="string" calcext:value-type="string">
            <text:p>e1c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Minimum Timing</text:p>
          </table:table-cell>
          <table:table-cell office:value-type="string" calcext:value-type="string">
            <text:p>11cba0</text:p>
          </table:table-cell>
          <table:table-cell office:value-type="string" calcext:value-type="string">
            <text:p>e1c2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c6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3d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f0c</text:p>
          </table:table-cell>
          <table:table-cell office:value-type="string" calcext:value-type="string">
            <text:p>e253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a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A</text:p>
          </table:table-cell>
          <table:table-cell office:value-type="string" calcext:value-type="string">
            <text:p>11ea70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A</text:p>
          </table:table-cell>
          <table:table-cell office:value-type="string" calcext:value-type="string">
            <text:p>11eac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b2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bb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ransient Ignition Retard ECT Threshhold</text:p>
          </table:table-cell>
          <table:table-cell office:value-type="string" calcext:value-type="string">
            <text:p>11c5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RPM Threshhold</text:p>
          </table:table-cell>
          <table:table-cell office:value-type="string" calcext:value-type="string">
            <text:p>11c5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PS Angle Threshhold</text:p>
          </table:table-cell>
          <table:table-cell office:value-type="string" calcext:value-type="string">
            <text:p>11c5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Engine Load Threshhold</text:p>
          </table:table-cell>
          <table:table-cell office:value-type="string" calcext:value-type="string">
            <text:p>11c5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</text:p>
          </table:table-cell>
          <table:table-cell office:value-type="string" calcext:value-type="string">
            <text:p>11ef28</text:p>
          </table:table-cell>
          <table:table-cell office:value-type="string" calcext:value-type="string">
            <text:p>e28d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e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Desired Overrun Mass Airflow A</text:p>
          </table:table-cell>
          <table:table-cell office:value-type="string" calcext:value-type="string">
            <text:p>12233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C</text:p>
          </table:table-cell>
          <table:table-cell office:value-type="string" calcext:value-type="string">
            <text:p>1225e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B</text:p>
          </table:table-cell>
          <table:table-cell table:style-name="ce30" office:value-type="string" calcext:value-type="string">
            <text:p>1226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b0c</text:p>
          </table:table-cell>
          <table:table-cell office:value-type="string" calcext:value-type="string">
            <text:p>e4a7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8b0</text:p>
          </table:table-cell>
          <table:table-cell office:value-type="string" calcext:value-type="string">
            <text:p>e4a5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d4c</text:p>
          </table:table-cell>
          <table:table-cell office:value-type="string" calcext:value-type="string">
            <text:p>e4a9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38c</text:p>
          </table:table-cell>
          <table:table-cell office:value-type="string" calcext:value-type="string">
            <text:p>e4b5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f80</text:p>
          </table:table-cell>
          <table:table-cell office:value-type="string" calcext:value-type="string">
            <text:p>e4b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6bc</text:p>
          </table:table-cell>
          <table:table-cell office:value-type="string" calcext:value-type="string">
            <text:p>e4a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</text:p>
          </table:table-cell>
          <table:table-cell office:value-type="string" calcext:value-type="string">
            <text:p>12bad4</text:p>
          </table:table-cell>
          <table:table-cell office:value-type="string" calcext:value-type="string">
            <text:p>e4c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</text:p>
          </table:table-cell>
          <table:table-cell office:value-type="string" calcext:value-type="string">
            <text:p>12bbd4</text:p>
          </table:table-cell>
          <table:table-cell office:value-type="string" calcext:value-type="string">
            <text:p>e4c6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C</text:p>
          </table:table-cell>
          <table:table-cell office:value-type="string" calcext:value-type="string">
            <text:p>12bcd4</text:p>
          </table:table-cell>
          <table:table-cell office:value-type="string" calcext:value-type="string">
            <text:p>e4c8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D</text:p>
          </table:table-cell>
          <table:table-cell office:value-type="string" calcext:value-type="string">
            <text:p>12bdd4</text:p>
          </table:table-cell>
          <table:table-cell office:value-type="string" calcext:value-type="string">
            <text:p>e4c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</text:p>
          </table:table-cell>
          <table:table-cell office:value-type="string" calcext:value-type="string">
            <text:p>12be98</text:p>
          </table:table-cell>
          <table:table-cell office:value-type="string" calcext:value-type="string">
            <text:p>e4cc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</text:p>
          </table:table-cell>
          <table:table-cell office:value-type="string" calcext:value-type="string">
            <text:p>12beb0</text:p>
          </table:table-cell>
          <table:table-cell office:value-type="string" calcext:value-type="string">
            <text:p>e4c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A</text:p>
          </table:table-cell>
          <table:table-cell office:value-type="string" calcext:value-type="string">
            <text:p>129a7c</text:p>
          </table:table-cell>
          <table:table-cell office:value-type="string" calcext:value-type="string">
            <text:p>e46e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a2c</text:p>
          </table:table-cell>
          <table:table-cell office:value-type="string" calcext:value-type="string">
            <text:p>e46d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b1c</text:p>
          </table:table-cell>
          <table:table-cell office:value-type="string" calcext:value-type="string">
            <text:p>e47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B</text:p>
          </table:table-cell>
          <table:table-cell office:value-type="string" calcext:value-type="string">
            <text:p>129acc</text:p>
          </table:table-cell>
          <table:table-cell office:value-type="string" calcext:value-type="string">
            <text:p>e46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b6c</text:p>
          </table:table-cell>
          <table:table-cell office:value-type="string" calcext:value-type="string">
            <text:p>e47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b84</text:p>
          </table:table-cell>
          <table:table-cell office:value-type="string" calcext:value-type="string">
            <text:p>e4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b90</text:p>
          </table:table-cell>
          <table:table-cell office:value-type="string" calcext:value-type="string">
            <text:p>e474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</text:p>
          </table:table-cell>
          <table:table-cell office:value-type="string" calcext:value-type="string">
            <text:p>12bfbc</text:p>
          </table:table-cell>
          <table:table-cell office:value-type="string" calcext:value-type="string">
            <text:p>e4d4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</text:p>
          </table:table-cell>
          <table:table-cell office:value-type="string" calcext:value-type="string">
            <text:p>12c0d4</text:p>
          </table:table-cell>
          <table:table-cell office:value-type="string" calcext:value-type="string">
            <text:p>e4d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C</text:p>
          </table:table-cell>
          <table:table-cell office:value-type="string" calcext:value-type="string">
            <text:p>12c1ec</text:p>
          </table:table-cell>
          <table:table-cell office:value-type="string" calcext:value-type="string">
            <text:p>e4d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D</text:p>
          </table:table-cell>
          <table:table-cell office:value-type="string" calcext:value-type="string">
            <text:p>12c304</text:p>
          </table:table-cell>
          <table:table-cell office:value-type="string" calcext:value-type="string">
            <text:p>e4da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</text:p>
          </table:table-cell>
          <table:table-cell office:value-type="string" calcext:value-type="string">
            <text:p>12bf4c</text:p>
          </table:table-cell>
          <table:table-cell office:value-type="string" calcext:value-type="string">
            <text:p>e4d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</text:p>
          </table:table-cell>
          <table:table-cell office:value-type="string" calcext:value-type="string">
            <text:p>12bf64</text:p>
          </table:table-cell>
          <table:table-cell office:value-type="string" calcext:value-type="string">
            <text:p>e4d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c24</text:p>
          </table:table-cell>
          <table:table-cell office:value-type="string" calcext:value-type="string">
            <text:p>e47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bd4</text:p>
          </table:table-cell>
          <table:table-cell office:value-type="string" calcext:value-type="string">
            <text:p>e47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cc4</text:p>
          </table:table-cell>
          <table:table-cell office:value-type="string" calcext:value-type="string">
            <text:p>e479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c74</text:p>
          </table:table-cell>
          <table:table-cell office:value-type="string" calcext:value-type="string">
            <text:p>e478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d14</text:p>
          </table:table-cell>
          <table:table-cell office:value-type="string" calcext:value-type="string">
            <text:p>e47b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d2c</text:p>
          </table:table-cell>
          <table:table-cell office:value-type="string" calcext:value-type="string">
            <text:p>e47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d38</text:p>
          </table:table-cell>
          <table:table-cell office:value-type="string" calcext:value-type="string">
            <text:p>e47d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Unknown ECT A1</text:p>
          </table:table-cell>
          <table:table-cell office:value-type="string" calcext:value-type="string">
            <text:p>12b788</text:p>
          </table:table-cell>
          <table:table-cell office:value-type="string" calcext:value-type="string">
            <text:p>e4bc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Unknown ECT A2</text:p>
          </table:table-cell>
          <table:table-cell office:value-type="string" calcext:value-type="string">
            <text:p>12a174</text:p>
          </table:table-cell>
          <table:table-cell office:value-type="string" calcext:value-type="string">
            <text:p>e4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AVCS Intake Unknown Adj H</text:p>
          </table:table-cell>
          <table:table-cell table:number-columns-repeated="2" table:style-name="ce30" office:value-type="string" calcext:value-type="string">
            <text:p>1296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Minimum Port Injection Quantity</text:p>
          </table:table-cell>
          <table:table-cell table:number-columns-repeated="2" office:value-type="string" calcext:value-type="string">
            <text:p>1118a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Fuel Injection Ratio ECT Threshold A</text:p>
          </table:table-cell>
          <table:table-cell table:number-columns-repeated="2" office:value-type="string" calcext:value-type="string">
            <text:p>1118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Fuel Injection Ratio ECT Threshold B</text:p>
          </table:table-cell>
          <table:table-cell table:number-columns-repeated="2" table:style-name="ce30" office:value-type="string" calcext:value-type="string">
            <text:p>1118e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RPM</text:p>
          </table:table-cell>
          <table:table-cell office:value-type="string" calcext:value-type="string">
            <text:p>111f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IPW</text:p>
          </table:table-cell>
          <table:table-cell office:value-type="string" calcext:value-type="string">
            <text:p>111f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Overrun Fueling RPM Resume Threshold</text:p>
          </table:table-cell>
          <table:table-cell table:style-name="ce30" office:value-type="string" calcext:value-type="string">
            <text:p>1148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Enrich RPM Delta Activation</text:p>
          </table:table-cell>
          <table:table-cell table:number-columns-repeated="2" office:value-type="string" calcext:value-type="string">
            <text:p>111fa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initial injector enrichment (pulsewidth)</text:p>
          </table:table-cell>
          <table:table-cell office:value-type="string" calcext:value-type="string">
            <text:p>111f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Fueling Cut Counter RPM Threshold</text:p>
          </table:table-cell>
          <table:table-cell table:number-columns-repeated="2" table:style-name="ce30" office:value-type="string" calcext:value-type="string">
            <text:p>1120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Hotstart Enrichment Decay Delay</text:p>
          </table:table-cell>
          <table:table-cell table:number-columns-repeated="2" table:style-name="ce30" office:value-type="string" calcext:value-type="string">
            <text:p>11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Enrichment Decay Step</text:p>
          </table:table-cell>
          <table:table-cell table:number-columns-repeated="2" office:value-type="string" calcext:value-type="string">
            <text:p>111d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High)</text:p>
          </table:table-cell>
          <table:table-cell office:value-type="string" calcext:value-type="string">
            <text:p>111d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Coolant Temperature)</text:p>
          </table:table-cell>
          <table:table-cell office:value-type="string" calcext:value-type="string">
            <text:p>111d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Intake Air Temperature)</text:p>
          </table:table-cell>
          <table:table-cell office:value-type="string" calcext:value-type="string">
            <text:p>111d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Low)</text:p>
          </table:table-cell>
          <table:table-cell office:value-type="string" calcext:value-type="string">
            <text:p>111d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Low Enrichment Activation Threshold (Coolant Temperature)</text:p>
          </table:table-cell>
          <table:table-cell office:value-type="string" calcext:value-type="string">
            <text:p>111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Maximum Non-Idle Hotstart Enrichment (Post Delay)</text:p>
          </table:table-cell>
          <table:table-cell office:value-type="string" calcext:value-type="string">
            <text:p>111d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Limit Runtime</text:p>
          </table:table-cell>
          <table:table-cell table:number-columns-repeated="2" table:style-name="ce30" office:value-type="string" calcext:value-type="string">
            <text:p>111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(During Delay and Runtime)</text:p>
          </table:table-cell>
          <table:table-cell office:value-type="string" calcext:value-type="string">
            <text:p>111d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A/F #3 CL Target Compensation Limits</text:p>
          </table:table-cell>
          <table:table-cell office:value-type="string" calcext:value-type="string">
            <text:p>6a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#3 Correction Limits</text:p>
          </table:table-cell>
          <table:table-cell office:value-type="string" calcext:value-type="string">
            <text:p>6aaf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U0155 fix for 2017-2019 USDM</text:p>
          </table:table-cell>
          <table:table-cell office:value-type="string" calcext:value-type="string">
            <text:p>cd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Model Year Selection - Prevents U0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2:48:07.00200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21:46.656730000</meta:creation-date>
    <dc:date>2026-03-04T12:48:20.805941000</dc:date>
    <meta:editing-duration>PT1H14M31S</meta:editing-duration>
    <meta:editing-cycles>7</meta:editing-cycles>
    <meta:generator>LibreOffice/26.2.0.3$MacOSX_AARCH64 LibreOffice_project/afbbd0df0edb6d40b450b0337ac646b0913a760c</meta:generator>
    <meta:document-statistic meta:table-count="2" meta:cell-count="5582" meta:object-count="0"/>
  </office:meta>
</office:document-meta>
</file>